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el" fo:country="GR"/>
    </style:style>
    <style:style style:name="P2" style:family="paragraph" style:parent-style-name="Preformatted_20_Text">
      <style:text-properties fo:language="el" fo:country="GR" officeooo:paragraph-rsid="00160620"/>
    </style:style>
    <style:style style:name="P3" style:family="paragraph" style:parent-style-name="Preformatted_20_Text">
      <style:text-properties fo:language="el" fo:country="GR" fo:font-weight="bold" style:font-weight-asian="bold" style:font-weight-complex="bold"/>
    </style:style>
    <style:style style:name="P4" style:family="paragraph" style:parent-style-name="Preformatted_20_Text">
      <style:text-properties fo:color="#5983b0" loext:opacity="100%" fo:language="el" fo:country="GR" fo:font-style="italic" style:font-style-asian="italic" style:font-style-complex="italic"/>
    </style:style>
    <style:style style:name="P5" style:family="paragraph" style:parent-style-name="Preformatted_20_Text">
      <style:text-properties fo:color="#5983b0" loext:opacity="100%" fo:language="el" fo:country="GR" fo:font-weight="bold" style:font-weight-asian="bold" style:font-weight-complex="bold"/>
    </style:style>
    <style:style style:name="T1" style:family="text">
      <style:text-properties officeooo:rsid="00160620"/>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5983b0" loext:opacity="100%"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ΕΠΙΣΤΟΛΗ ΙΑΚΩΒΟΥ <text:s text:c="598"/></text:p>
      <text:p text:style-name="P1"><text:span text:style-name="T2">BARUA YA JAMES <text:s text:c="2"/></text:span><text:s text:c="541"/></text:p>
      <text:p text:style-name="P1"/>
      <text:p text:style-name="P3">Κεφάλαιον Α´ Sura A'</text:p>
      <text:p text:style-name="P1"/>
      <text:p text:style-name="P4">Στίχ. 1-4. Οἱ δοκιμασίες μᾶς ὠφελοῦν πνευματικῶς. mstari 1-4. Majaribu yanatunufaisha kiroho. <text:s text:c="514"/></text:p>
      <text:p text:style-name="P1"/>
      <text:p text:style-name="P1">α. Ἐγὼ ὁ Ἰάκωβος, δοῦλος τοῦ Θεοῦ Πατρὸς καὶ τοῦ Κυρίου Ἰησοῦ Χριστοῦ, γράφω τὴν ἐπιστολὴ αὐτή σε ὅσους ἀπὸ τὶς δώδεκα φυλὲς τοῦ Ἰσραὴλ ἔχουν πιστέψει καὶ εἶναι διασκορπισμένοι σ᾿ ὅλο τὸν κόσμο. Καὶ τοὺς εὔχομαι νὰ χαίρονται. Mimi, Yakobo, mtumishi wa Mungu Baba na Bwana Yesu Kristo, ninawaandikia barua hii wale wa makabila kumi na mawili ya Israeli ambao wameamini na wametawanyika ulimwenguni kote. Na ninawatakia furaha. <text:s text:c="355"/></text:p>
      <text:p text:style-name="P1"/>
      <text:p text:style-name="P1">β. Ἀδελφοί μου, ὅταν πέσετε μέσα σὲ διάφορες δοκιμασίες καὶ θλίψεις, νὰ θεωρεῖτε τὸ γεγονὸς αὐτὸ αἰτία τέλειας χαρᾶς. Ndugu zangu, mnapoangukia katika majaribu na dhiki mbalimbali, lifikirini tukio hili kuwa sababu ya furaha kamilifu. <text:s text:c="438"/></text:p>
      <text:p text:style-name="P1"/>
      <text:p text:style-name="P1">γ. Καὶ θὰ χαίρεστε στὶς θλίψεις καὶ τοὺς πειρασμούς σας αὐτούς, ὅταν γνωρίζετε ὅτι ἡ δοκιμασία τῆς πίστεώς σας ἀπὸ τὶς θλίψεις φέρνει ὡς ἀποτέλεσμα ὑπομονὴ σταθερή, ἀσφαλῆ καὶ πλήρη. Nanyi mtafurahi katika dhiki na majaribu yenu, mkijua kwamba kujaribiwa kwa imani yenu kwa dhiki huleta saburi thabiti, salama na kamili. <text:s text:c="417"/></text:p>
      <text:p text:style-name="P1"/>
      <text:p text:style-name="P1">δ. Ἡ ὑπομονὴ αὐτὴ ἂς εἶναι ἀκλόνητη κι ἔτσι ἂς παράγει ὡς καρπὸ τῆς τελειοποιήσεώς σας μιὰ ἀρετὴ δοκιμασμένη, γιὰ νὰ εἶστε τέλειοι καὶ ὁλοκληρωμένοι, καὶ νὰ μὴν ὑστερεῖτε σὲ τίποτε. Uvumilivu huu na uwe thabiti na hivyo uzae wema uliojaribiwa kama tunda la utimilifu, ili mpate kuwa wakamilifu na watimilifu, wala msirudi nyuma katika jambo lolote. <text:s text:c="388"/></text:p>
      <text:p text:style-name="P1"/>
      <text:p text:style-name="P4">Στίχ. 5-8. Αἴτηση σοφίας ἀπὸ τὸν Θεό. mstari 5-8. Ombi la hekima kutoka kwa Mungu. <text:s text:c="513"/></text:p>
      <text:p text:style-name="P1"/>
      <text:p text:style-name="P1">ε. Ἂν ὅμως κάποιος ἀπὸ σᾶς ὑστερεῖ σὲ σοφία, δὲν ἔχει δηλαδὴ τὴ σοφία νὰ διακρίνει, διότι ἔρχεται ὁ πειρασμὸς καὶ πῶς πρέπει νὰ τὸν ὑπομένει, ἂς ζητᾶ τὴ σοφία αὐτὴ ἀπὸ τὸν Θεό, ὁ ὁποῖος δίνει διαρκῶς σὲ ὅλους μὲ γενναιοδωρία καὶ δὲν ἐξευτελίζει αὐτὸν ποὺ ζητᾶ. Ἂς ζητᾶ λοιπὸν ἀπὸ τὸν Θεὸ τὴ σοφία αὐτή, καὶ ὁ Θεὸς θὰ τοῦ τὴ δώσει ὁπωσδήποτε. Lakini mtu wa kwenu akipungukiwa na hekima, yaani, hana hekima ya kupambanua, kwa maana majaribu yanakuja, na jinsi anavyostahimili, na aombe hekima hii kwa Mungu, ambaye huwapa kila mtu kwa ukarimu sikuzote. haimdhalilii anayeuliza. Kwa hiyo anamwomba Mungu hekima hii, na bila shaka Mungu atampa. <text:s text:c="257"/></text:p>
      <text:p text:style-name="P1"/>
      <text:p text:style-name="P1">ς. Νὰ τὴ ζητᾶ ὅμως μὲ πίστη, χωρὶς νὰ διστάζει στὸ παραμικρὸ ἢ νὰ ἔχει ἀμφιβολίες γιὰ τὸ ἂν ὁ Θεὸς θὰ τὸν ἀκούσει. Προσέχετε νὰ μὴν εἰσχωρεῖ στὶς ψυχὲς σᾶς ἕνας τέτοιος δισταγμός. Διότι ἐκεῖνος ποὺ διστάζει καὶ ἀμφιβάλλει καταντᾶ ἄστατος. Μοιάζει μὲ τὸ κύμα τῆς θάλασσας ποὺ τὸ συνταράσσει ὁ ἄνεμος καὶ τὸ πηγαίνει ἐδῶ κι ἐκεῖ. Γιὰ κανένα λόγο λοιπὸν δὲν πρέπει ἡ ἀστάθεια νὰ ἀκολουθεῖ τὶς προσευχές μας καὶ τὶς αἰτήσεις μας πρὸς τὸν Θεό. Lakini anapaswa kuomba kwa imani, bila kusita hata kidogo au kuwa na mashaka ikiwa Mungu atamsikia. Jihadharini kwamba kusita vile kusiingie nafsi zenu. Kwa sababu anayesitasita na kutilia shaka huwa hana msimamo. Inaonekana kama wimbi la bahari ambalo linavurugwa na upepo na kuipeleka huku na kule. Kwa hiyo, kukosekana kwa uthabiti kunapaswa kufuata sala na maombi yetu kwa Mungu bila sababu. <text:s text:c="159"/></text:p>
      <text:p text:style-name="P1"/>
      <text:p text:style-name="P1">ζ. Ἂς μὴ νομίζει ὁ ἄνθρωπος ἐκεῖνος ποὺ ἀμφιβάλλει καὶ εἶναι ἀκατάστατος ὅτι θὰ πάρει ἀπὸ τὸν Κύριο κάτι ἀπ᾿ αὐτὰ ποὺ τοῦ ζήτησε. Mtu mwenye shaka na mchafu hafikirii kwamba atapata kutoka kwa Mola kitu katika yale aliyomwomba. <text:s text:c="457"/></text:p>
      <text:p text:style-name="P1"/>
      <text:p text:style-name="P1">η. Ἄνθρωπος ποὺ εἶναι δίψυχος καὶ δίγνωμος καὶ δὲν μένει σταθερὸς σὲ μία ἀπόφαση, εἶναι ἀκατάστατος καὶ ἀσταθὴς σ᾿ ὅλα ὅσα ἀποφασίζει καὶ ἐνεργεῖ, καὶ γενικότερα σ᾿ ὅλη τὴ συμπεριφορά του. Ἄρα θὰ εἶναι ἄστατος καὶ στὶς προσευχές του. Πῶς εἶναι λοιπὸν δυνατὸν νὰ εἰσακουσθεῖ ἀπὸ τὸν Κύριο, ἀφοῦ ἀμφιταλαντεύεται ἀκόμη καὶ σ᾿ ὅσα τοῦ ζητᾶ; Mtu mwenye nia mbili na mwenye nia mbili na asiyesimama imara katika uamuzi mmoja, ni mchafuko na asiye na msimamo katika kila jambo analoamua na kulitenda, na kwa ujumla katika tabia zake zote. Hivyo atakuwa hana msimamo katika maombi yake pia. Yawezekanaje basi kusikilizwa na Bwana, kwa kuwa yeye husitasita hata katika neno analomwomba? <text:s text:c="215"/></text:p>
      <text:p text:style-name="P1"/>
      <text:p text:style-name="P4">Στίχ. 9-11. Ἡ φτώχεια δὲν εἶναι κακὸ καὶ ὁ πλοῦτος δὲν εἶναι πλεονέκτημα. mstari 9-11. Umaskini sio mbaya na utajiri sio faida. <text:s text:c="504"/></text:p>
      <text:p text:style-name="P1"/>
      <text:p text:style-name="P1">θ. Καὶ ὡς πρὸς τὸν πειρασμὸ καὶ τὴ δοκιμασία ποὺ δημιουργεῖ ἡ φτώχεια, σᾶς λέω τὰ ἑξῆς: Ὁ ἀδελφὸς ποὺ εἶναι φτωχὸς καὶ ἄσημος ἂς καυχιέται γιὰ τὸ πνευματικὸ ὕψος ποὺ τὸν ἀνεβάζει ὁ Θεὸς μὲ τὸν πειρασμὸ τῆς φτώχειας καὶ τῶν στερήσεων. Na kuhusu majaribu na mtihani unaoletwa na umaskini, nawaambia yafuatayo: Ndugu ambaye ni maskini na asiye na senti na ajisifu kwa urefu wa kiroho ambao Mungu humwinua kwa jaribu la umaskini na unyonge. <text:s text:c="353"/></text:p>
      <text:p text:style-name="P1"/>
      <text:p text:style-name="P1"><text:span text:style-name="T1">ι.</text:span> Ἐνῶ ὁ πλούσιος ἀδελφὸς ἂς καυχιέται ὄχι γιὰ τὰ πλούτη του, ἀλλὰ γιὰ τὸ ταπεινὸ φρόνημα ποὺ ἀποκτᾶ μὲ τὴ σκέψη ὅτι ὁ πλοῦτος δὲν προσθέτει πραγματικὴ ἀξία στὸν ἄνθρωπο καὶ δὲν εἶναι κάτι μόνιμο καὶ αἰώνιο. Διότι σὰν τὸ ἀγριολούλουδο θὰ χαθεῖ ὁ πλοῦτος αὐτός. Wakati ndugu tajiri anapaswa kujivunia sio utajiri wake, lakini kwa tabia ya unyenyekevu anayopata kwa mawazo kwamba mali haiongezi thamani ya kweli kwa mwanadamu na sio kitu cha kudumu na cha milele. Kwa maana kama ua la mwitu utajiri huu utaangamia. <text:s text:c="303"/></text:p>
      <text:p text:style-name="P1"/>
      <text:p text:style-name="P1">ια. Ἀνατέλλει δηλαδὴ ὁ ἥλιος μὲ τὸν καυστικὸ λίβα του καὶ ξεραίνει τὸ χορτάρι, καὶ τὸ ἄνθος τοῦ μαραίνεται καὶ πέφτει, καὶ χάνεται ἡ ὀμορφιὰ τοῦ σχήματος καὶ τοῦ χρώματός του. Ἔτσι καὶ ὁ πλούσιος θὰ μαραθεῖ καὶ θὰ πέσει ἔξω στὰ σχέδιά του καὶ στὶς ἐπιχειρήσεις του. Hiyo ni, jua huchomoza na uchungu wake wa caustic na hukausha nyasi, na ua lake hunyauka na kuanguka, na uzuri wa sura na rangi yake hupotea. Vivyo hivyo, tajiri atanyauka na kuanguka nje ya mipango na ahadi zake. <text:s text:c="340"/></text:p>
      <text:p text:style-name="P1"/>
      <text:p text:style-name="P4">Στίχ. 12-15. Ἡ αἰτία τῶν ἁμαρτητικῶν πειρασμῶν. mstari 12-15. Sababu ya majaribu ya dhambi. <text:s text:c="514"/></text:p>
      <text:p text:style-name="P1"/>
      <text:p text:style-name="P2">ιβ. Πανευτυχὴς εἶναι ὁ ἄνθρωπος ποὺ σηκώνει μὲ ὑπομονὴ καὶ καρτερία τὴ δοκιμασία τῶν θλίψεων. Καὶ εἶναι πανευτυχής, διότι ὅταν μὲ τὴ δοκιμασία γίνει σταθερός, δοκιμασμένος καὶ γυμνασμένος, θὰ πάρει τὸ λαμπρὸ καὶ ἔνδοξο στεφάνι τῆς αἰώνιας ζωῆς, τὸ ὁποῖο ὑποσχέθηκε ὁ Κύριος σ᾿ ἐκείνους ποὺ τὸν ἀγαποῦν. Mwenye furaha ni mtu anayestahimili majaribu ya huzuni kwa subira na azimio. Na anafurahi sana, kwa sababu wakati kwa njia ya mtihani atakuwa imara, kujaribiwa na mafunzo, atapokea taji angavu na tukufu ya uzima wa milele, ambayo Bwana aliwaahidi wale wanaompenda. <text:s text:c="9"/></text:p>
      <text:p text:style-name="P2"><text:s text:c="281"/></text:p>
      <text:p text:style-name="P1">ιγ. Ἐκτὸς ὅμως ἀπὸ τοὺς πειρασμοὺς τῶν θλίψεων μὲ τοὺς ὁποίους ὁ Θεὸς μᾶς καταρτίζει, ὑπάρχουν καὶ πειρασμοὶ ποὺ προκαλοῦνται ἀπὸ τὰ ἁμαρτωλά μας πάθη. Κανένας ἄνθρωπος ποὺ πειράζεται πρὸς τὴν ἁμαρτία νὰ μὴ λέει ὅτι «ὁ Θεὸς εἶναι ἡ αἰτία ποὺ πειράζομαι καὶ σπρώχνομαι στὴν ἁμαρτία». Τέτοια βλασφημία ποτὲ νὰ μὴν τὴ βάλει κανεὶς στὸ νοῦ του. Διότι εἶναι ἀπολύτως ἀδύνατον νὰ μπεῖ ποτὲ ὁ Θεὸς σὲ πειρασμὸ ἀπὸ κάτι κακὸ καὶ πονηρό· καὶ συνεπῶς εἶναι ἀπολύτως ἀδύνατον καὶ νὰ προκαλέσει πειρασμὸ ἁμαρτίας σὲ κανέναν. Hata hivyo, mbali na majaribu ya huzuni ambayo Mungu hututayarisha nayo, pia kuna majaribu ambayo yanasababishwa na tamaa zetu za dhambi. Mtu yeyote anayejaribiwa kutenda dhambi asiniambie kwamba "Mungu ndiye sababu ya mimi kujaribiwa na kusukumwa kufanya dhambi." Kufuru kama hiyo haipaswi kamwe kuwekwa katika akili ya mtu. Kwa sababu haiwezekani kabisa kwa Mungu kujaribiwa na kitu kibaya na kiovu; na kwa sababu hiyo haiwezekani kabisa kumfanya mtu yeyote ajaribiwe kutenda dhambi. <text:s text:c="69"/></text:p>
      <text:p text:style-name="P1"/>
      <text:p text:style-name="P2">ιδ. Ὁ καθένας ἐρεθίζεται καὶ σπρώχνεται στὴν ἁμαρτία ἀπὸ τὴ δική του κακὴ ἐπιθυμία, ποὺ τὸν παρασύρει καὶ τὸν τραβὰ μὲ τὸ δόλωμα τῆς ἡδονῆς. Kila mtu anakasirishwa na kusukumwa kutenda dhambi kwa tamaa yake mbaya, ambayo humshawishi na kumvuta kwa mvuto wa raha. <text:s text:c="18"/></text:p>
      <text:p text:style-name="P2"><text:s text:c="414"/></text:p>
      <text:p text:style-name="P1">ιε. Ἐπειδὴ ἡ ἐπιθυμία του αὐτή, ἀφοῦ σὰν πονηρὴ γυναίκα συλλάβει τὸ κακὸ κερδίζοντας τὴ συγκατάθεση τῆς θελήσεως τοῦ ἀνθρώπου, ἑνώνεται παράνομα μαζί της καὶ γεννᾶ ἁμαρτωλὲς πράξεις. Κι ὅταν ὁλοκληρωθεῖ πλήρως ἡ ἁμαρτία καὶ κυριεύσει τὴν ψυχή, γεννᾶ τὸ θάνατο. ndio Kwa sababu tamaa yake, kwa kuwa kama vile mwanamke mwovu anavyochukua mimba ya uovu kwa kupata kibali cha mapenzi ya kibinadamu, inaungana nayo isivyo halali na kuzaa matendo ya dhambi. Na dhambi inapokamilika na kutawala roho, huzaa kifo. <text:s text:c="313"/></text:p>
      <text:p text:style-name="P1"/>
      <text:p text:style-name="P4">Στίχ. 16-18. Ὁ Θεὸς εἶναι ἡ πηγὴ τῶν τέλειων δωρημάτων. mstari 16-18. Mungu ndiye chanzo cha karama kamilifu. <text:s text:c="504"/></text:p>
      <text:p text:style-name="P1"/>
      <text:p text:style-name="P2">ις. Μὴν πλανᾶσθε, ἀγαπητοί μου ἀδελφοί, νομίζοντας ὅτι ἀπὸ τὸν Θεὸ μπορεῖ νὰ προέλθει κάποιο κακό. Ἀπὸ τὸν Θεὸ μόνο τὸ καλὸ προέρχεται. Ndugu zangu wapenzi, msidanganyike, mkifikiri kwamba uovu fulani unaweza kutoka kwa Mungu. Jema pekee hutoka kwa Mungu. <text:s text:c="20"/></text:p>
      <text:p text:style-name="P2"><text:s text:c="414"/></text:p>
      <text:p text:style-name="P1">ιζ. Κάθε καλὸ ποὺ δίνεται στοὺς ἀνθρώπους καὶ κάθε τέλειο δῶρο προέρχεται ἀπὸ τὸν οὐρανὸ καὶ κατεβαίνει ἀπὸ τὸν Θεό, ὁ ὁποῖος εἶναι ὁ δημιουργὸς τῶν οὐράνιων φωτεινῶν σωμάτων καὶ ἡ ὕψιστη καὶ μοναδικὴ πηγὴ κάθε φωτισμοῦ, φυσικοῦ ἢ πνευματικοῦ. Σ᾿ αὐτὸν δὲν ὑπάρχει καμία ἀλλοίωση καὶ μεταβολὴ σὰν αὐτὲς ποὺ γίνονται στὴ σελήνη ἢ συντελοῦνται ἀπὸ τὴ διαδοχὴ τῆς νύχτας καὶ τῆς ἡμέρας. Ἀλλὰ οὔτε καὶ σκιὰ ὑπάρχει σὰν ἐκείνη ποὺ δημιουργεῖται ἀπὸ τὴν περιστοφὴ καὶ τὴ μετακίνηση τῶν ἄστρων καὶ τῶν οὐράνιων σωμάτων. Kila jema ambalo wanapewa watu na kila zawadi kamilifu hutoka mbinguni na hushuka kutoka kwa Mungu, ambaye ni Muumba wa miili ya mbinguni yenye mwanga na chanzo kikuu na cha pekee cha mwanga wote, kimwili au kiroho. Ndani yake hakuna mabadiliko au mabadiliko kama yale yanayotokea mwezini au yanayosababishwa na mfuatano wa usiku na mchana. Lakini hakuna hata kivuli kama kile kinachoundwa na mzunguko na harakati za nyota na anga. <text:s text:c="123"/></text:p>
      <text:p text:style-name="P1"/>
      <text:p text:style-name="P2">ιη. Ὁ Θεὸς εἶναι ὅλος φῶς. Αὐτὸς ἀπὸ τὴ δική του ἀγαθὴ θέληση μᾶς γέννησε πνευματικὰ μὲ τὸ Εὐαγγέλιο, ποὺ εἶναι λόγος τῆς ἀλήθειας, γιὰ νὰ εἴμαστε κατὰ κάποιον τρόπο τὸ πιὸ ἐκλεκτὸ μέρος ἀπὸ τὰ ὁρατὰ δημιουργήματά του, ἀφιερωμένο στὸ Θεό. Mungu ni mwanga wote. Yeye, kwa mapenzi yake mwenyewe, alituzaa kiroho kwa Injili, ambayo ni neno la kweli, ili kwa njia fulani tuwe sehemu iliyochaguliwa zaidi ya viumbe vyake vinavyoonekana, vilivyowekwa wakfu kwa Mungu. <text:s text:c="57"/></text:p>
      <text:p text:style-name="P2"><text:s text:c="275"/></text:p>
      <text:p text:style-name="P4">Στίχ. 19-27. Πρέπει νὰ ἀκοῦμε καὶ νὰ ἐφαρμόζουμε τὸ θεῖο λόγο. mstari 19-27. Tunapaswa kusikia na kutumia neno la Mungu. <text:s text:c="500"/></text:p>
      <text:p text:style-name="P1"/>
      <text:p text:style-name="P2">ιθ. Συνεπῶς, ἀγαπητοί μου ἀδελφοί, ἀφοῦ ὁ Θεὸς μᾶς ἀναγέννησε μὲ τὸ λόγο τῆς ἀλήθειας, ἂς εἶναι ὁ καθένας γρήγορος καὶ πρόθυμος νὰ ἀκούσει τὸν σωτηριώδη αὐτὸ λόγο σὲ κάθε εὐκαιρία ποὺ τοῦ παρουσιάζεται. Ἀντίθετα νὰ εἶναι ἀργὸς καὶ ἀπρόθυμος νὰ μιλᾶ, γιὰ νὰ μὴ λέει τίποτε βλάσφημο ἢ ἀνάρμοστο ἐναντίον τοῦ Θεοῦ. Ἂς εἶναι καὶ δυσκίνητος καὶ ἀπρόθυμος νὰ ὀργίζεται, ὅταν οἱ ἄλλοι ἔχουν διαφορετικὴ γνώμη ἀπ᾿ αὐτὸν ἢ φαίνονται ἀδιάφοροι στὴ διδασκαλία του καὶ τὶς συμβουλές του. Kwa hiyo, ndugu zangu wapendwa, kwa kuwa Mungu ametuzaa upya kwa neno la kweli, basi kila mtu na awe mwepesi na tayari kusikiliza neno hili la wokovu katika kila fursa ijitokezayo. Kinyume chake, yeye ni mwepesi na anasitasita kusema, ili asiseme jambo lolote la kufuru au lisilofaa dhidi ya Mungu. Yeye hana utulivu na hataki kukasirika wakati wengine wana maoni tofauti naye au anaonekana kutojali mafundisho na ushauri wake. <text:s text:c="127"/></text:p>
      <text:p text:style-name="P1"/>
      <text:p text:style-name="P1">κ. Πρέπει ὁ καθένας μας νὰ εἶναι δυσκίνητος στὴν ὀργή, διότι ἡ ὀργὴ παρασύρει τὸν ἄνθρωπο σὲ ἐξάψεις καὶ ἀδικήματα. Γι᾿ αὐτὸ καὶ ὅποιος ὀργίζεται δὲν ἀποκτᾶ τὴν ἀρετὴ τῆς δικαιοσύνης ποὺ ζητᾶ ὁ Θεός. Bwana kila mmoja wetu lazima asiwe na hasira kwa sababu hasira humpeleka mtu kwenye ghadhabu na uhalifu. Ndiyo maana yeyote anayekasirika hapati sifa ya uadilifu ambayo Mungu anataka. <text:s text:c="374"/></text:p>
      <text:p text:style-name="P1"/>
      <text:p text:style-name="P2">κα. Ἡ ὀργὴ λοιπὸν δὲν ὁδηγεῖ στὴ δικαιοσύνη τοῦ Θεοῦ. Γι᾿ αὐτὸ κι ἐσεῖς πετάξτε μακριὰ ἀπὸ τὶς ψυχές σας ὡς ἀκάθαρτο ἔνδυμα κάθε ἠθικὴ ρυπαρότητα καὶ ἀκαθαρσία καὶ κάθε περιττὸ στὶς σκέψεις, τοὺς λόγους καὶ τὶς πράξεις σας, τὸ ὁποῖο ὡς περιττὸ ποὺ εἶναι προέρχεται ἀπ᾿ τὴν κακία· καὶ δεχθεῖτε μὲ πραότητα τὸν εὐαγγελικὸ λόγο ποὺ φυτεύτηκε μέσα σας μὲ τὴν ἐν Χριστῷ ἀναγέννησή σας καὶ ἔχει τὴ δύναμη νὰ σώσει τὶς ψυχές σας. Kwa hiyo hasira haileti kwenye haki ya Mungu. Kwa hiyo, tupilieni mbali na roho zenu kama vazi chafu uchafu wote wa kiadili na uchafu na kila aina ya kupita kiasi katika fikira zenu, maneno na matendo yenu, ambayo kama kupita kiasi hutokana na uovu; na ukubali kwa upole sababu ya Injili iliyopandwa ndani yenu kwa kuzaliwa upya. Kristo na ana uwezo wa kuokoa roho zenu. <text:s text:c="183"/></text:p>
      <text:p text:style-name="P1"/>
      <text:p text:style-name="P2">κβ. Νὰ γίνεστε τηρητὲς τοῦ λόγου καὶ ὄχι μόνον ἀκροατές. Καὶ μὴν ἐξαπατᾶτε τὸν ἑαυτὸ σᾶς νομίζοντας ὅτι ἀρκεῖ μόνο νὰ ἀκούει κανεὶς τὸ λόγο τοῦ Θεοῦ. Kuweni walinzi wa neno na si wasikilizaji tu. Wala usijidanganye kwa kufikiri kwamba yatosha mtu kusikiliza neno la Mungu. <text:s text:c="431"/></text:p>
      <text:p text:style-name="P1"/>
      <text:p text:style-name="P1">κγ. Αὐτὸ εἶναι πλάνη. Διότι ἂν κανεὶς εἶναι μόνον ἀκροατὴς τοῦ λόγου τοῦ Θεοῦ καὶ ὄχι τηρητής του, αὐτὸς μοιάζει μ᾿ ἕναν ἄνθρωπο ποὺ παρατήρησε καλὰ στὸν καθρέπτη τὸ φυσικό του πρόσωπο, ποὺ ἔχει ἀπὸ τὴ γέννησή του· Huu ni upotofu. Kwa maana ikiwa mtu ni msikiaji tu wa neno la Mungu na si mtendaji wa neno la Mungu, huyo ni kama mtu ambaye anajitazama vizuri katika kioo uso wake wa asili, ambao amekuwa nao tangu kuzaliwa; <text:s text:c="345"/></text:p>
      <text:p text:style-name="P1"/>
      <text:p text:style-name="P1">κδ. ἀφοῦ λοιπὸν παρατήρησε καλὰ τὸν ἑαυτό του στὸν καθρέφτη, μετὰ ἀπομακρύνθηκε, κι ἀμέσως ξέχασε πῶς ἦταν. Ἔτσι κι ἐκεῖνος ποὺ μὲ τὸν πνευματικὸ καθρέφτη τοῦ θείου λόγου γνώρισε τὶς ἐλλείψεις τῆς ψυχῆς του· ἂν δὲν διορθωθεῖ μὲ βάση τὴ γνώση αὐτὴ ποὺ ἀπέκτησε καὶ δὲν γίνει τηρητὴς αὐτῶν ποὺ ἔμαθε ἀπὸ τὴν ἀκρόαση τοῦ λόγου, ξεχνάει σὲ λίγο τα πάντα. Baada ya kujitazama vizuri kwenye kioo, aligeuka na mara moja akasahau jinsi alivyokuwa. Vivyo hivyo na yule ambaye, kwa kioo cha kiroho cha neno la Mwenyezi Mungu, amepata kujua mapungufu ya nafsi yake; ikiwa hatajisahihisha kwa msingi wa elimu hii aliyoipata na asiwe mwangalizi wa wale aliojifunza. kutoka kwa kusikiliza neno, hivi karibuni husahau kila kitu. <text:s text:c="191"/></text:p>
      <text:p text:style-name="P1"/>
      <text:p text:style-name="P1">κε. Ὅποιος ὅμως πρόσεξε, μελέτησε καλὰ καὶ ἐμβάθυνε στὸν τέλειο νόμο τοῦ Εὐαγγελίου, ποὺ ἐλευθερώνει τὸν ἄνθρωπο ἀπὸ τὴν ἁμαρτία, καὶ ἔμεινε σταθερὸς στὸν νόμο αὐτὸ καθιστώντας τὸν μόνιμο φρόνημά του καὶ ὁδηγό του, αὐτὸς δὲν ἔγινε ἀκροατὴς ποὺ ξεχνᾶ γρήγορα ὅσα ἄκουσε, ἀλλὰ τηρητὴς ποὺ κάνει ἔργα καὶ δὲν λέει μόνο λόγια.Hata hivyo, yeyote aliyezingatia, akajifunza vizuri na kuzama ndani ya sheria kamilifu ya Injili, ambayo huweka huru mwanadamu kutoka kwa dhambi, na kubaki imara katika sheria hii na kuifanya kuwa mtazamo na mwongozo wake wa kudumu, hakuwa msikilizaji ambaye husahau haraka kile alichosikia. , lakini mtazamaji ambaye anafanya vitendo na hasemi tu maneno. <text:s text:c="195"/></text:p>
      <text:p text:style-name="P1"/>
      <text:p text:style-name="P1">κς. Λένε μερικοὶ μὲ εὐκολία: Ἐμεῖς εἴμαστε πιστοὶ τηρητὲς τῶν θρησκευτικῶν διατάξεων. Ἂς μάθουν αὐτοὶ αὐτὸ ποὺ θὰ πῶ: Ἐὰν κάποιος ἀπὸ σᾶς νομίζει ὅτι εἶναι θρῆσκος καὶ εὐσεβής, δὲν ἔχει ὅμως χαλινάρι καὶ μέτρο στὴ γλώσσα του, ἀλλὰ ἐξαπατᾶ τὴ συνείδησή του μὲ τὸ ψεύτικο αὐτὸ φρόνημά του, ἡ θρησκεία τοῦ ἀνθρώπου αὐτοῦ εἶναι ἀνώφελη καὶ ἄχρηστη. Wengine husema kwa urahisi: Sisi ni waangalizi waaminifu wa kanuni za kidini. Na wajifunze kile ninachotaka kusema: Ikiwa yeyote kati yenu anadhani kuwa yeye ni mchamungu na mchamungu, lakini hana hatamu na kiasi katika ulimi wake, lakini anadanganya dhamiri yake kwa maoni haya ya uwongo, dini ya mtu wake haifai na haifai . <text:s text:c="228"/></text:p>
      <text:p text:style-name="P1"/>
      <text:p text:style-name="P2">κζ. Ἕνα ἀπὸ τὰ οὐσιαστικότερα γνωρίσματα τῆς θρησκείας τῆς καθαρῆς καὶ ἀμόλυντης ἐνώπιον τοῦ Θεοῦ καὶ Πατρὸς εἶναι αὐτό: νὰ ἐπισκέπτεται ὁ ἄνθρωπος τὰ ὀρφανὰ καὶ τὶς χῆρες, γιὰ νὰ τὰ παρηγορεῖ καὶ νὰ τὰ προστατεύει στὴ θλίψη τους, καὶ συγχρόνως νὰ διατηρεῖ τὸν ἑαυτὸ τοῦ ἐλεύθερο ἀπὸ κάθε μολυσμὸ ποὺ προέρχεται ἀπὸ τὸν κόσμο ποὺ ζεῖ μακριὰ ἀπὸ τὸν Θεό. <text:s text:c="261"/></text:p>
      <text:p text:style-name="P2">Sifa mojawapo muhimu sana ya dini ya walio safi na wasio na uchafu mbele za Mungu Baba ni hii: mtu huwatembelea mayatima na wajane, ili kuwafariji na kuwalinda katika huzuni zao, na wakati huo huo kujitunza. huru kutokana na kila uchafuzi unaotoka kwa ulimwengu unaoishi mbali na Mungu. <text:s text:c="267"/></text:p>
      <text:p text:style-name="P1"/>
      <text:p text:style-name="P3">Κεφάλαιον Β´ (2). Sura ya B' (2). <text:s text:c="542"/></text:p>
      <text:p text:style-name="P1"/>
      <text:p text:style-name="P4">Στίχ. 1-13. Ἀποφυγὴ τῆς προσωποληψίας σὲ βάρος τῶν φτωχῶν. mstari 1-13. Kuepuka upendeleo kwa gharama ya maskini. <text:s text:c="503"/></text:p>
      <text:p text:style-name="P1"/>
      <text:p text:style-name="P1">α. Ἀδελφοί μου, νὰ ἔχετε πάντοτε εἰλικρινῆ καὶ θεάρεστα ἐλατήρια στὶς θρησκευτικὲς ἐκδηλώσεις τῆς πίστεως. Τὴν πίστη σας στὸν ἔνδοξο Κύριό μας Ἰησοῦ Χριστὸ νὰ μὴν τὴ συντροφεύετε μὲ μεροληπτικὲς διακρίσεις καὶ ἰδιαίτερες προτιμήσεις προσώπων σὲ καμία περίσταση, ἰδιαιτέρως μάλιστα στοὺς τόπους καὶ τὴν ὥρα τῆς λατρείας. Ndugu zangu, daima muwe na chemchemi za dhati na za uchaji katika maonyesho ya kidini ya imani. Usiambatane na imani yako katika Bwana wetu Yesu Kristo mtukufu kwa tofauti za upendeleo na mapendeleo maalum ya watu katika hali yoyote, haswa katika mahali na wakati wa ibada. <text:s text:c="281"/></text:p>
      <text:p text:style-name="P1"/>
      <text:p text:style-name="P1">β. Διότι, ἐὰν γιὰ παράδειγμα εἰσέλθει στὴ σύναξη ποὺ κάνετε γιὰ νὰ λατρεύσετε τὸν Θεὸ ἕνας ἄνθρωπος μὲ χρυσὰ δαχτυλίδια, μὲ πολυτελῆ καὶ λαμπρὰ ροῦχα, καὶ εἰσέλθει καὶ κάποιος φτωχὸς μὲ παλιὰ καὶ λερωμένα ροῦχα, Kwa maana kama, kwa mfano, mtu mwenye pete za dhahabu, na mavazi ya anasa na ya kung'aa, akiingia katika mkutano mnaofanya ili kumwabudu Mungu, na maskini naye anaingia na nguo kuukuu na chafu; <text:s text:c="361"/></text:p>
      <text:p text:style-name="P1"/>
      <text:p text:style-name="P1">γ. καὶ στρέψετε ξυπασμένοι τὰ βλέμματά σας σ᾿ ἐκεῖνον ποὺ φορᾶ τὰ λαμπρὰ ροῦχα καὶ τοῦ πεῖτε: Ἐσὺ κάθισε ἐδῶ, σὲ τιμητικὸ καὶ ἀναπαυτικὸ κάθισμα· καὶ στὸν φτωχὸ πεῖτε: Ἐσὺ στάσου ὄρθιος ἢ κάθισε ἐδῶ, πιὸ κάτω ἀπὸ τὸ σκαλοπάτι ποὺ πατοῦν τὰ πόδια μου, na yaelekeze macho yako kwa yule aliyevaa mavazi ya kung'aa, na umwambie: Wewe keti hapa katika kiti cha heshima na cha kupumzika, na kumwambia masikini: Simama au keti hapa chini ya hatua ambayo miguu yangu inaikanyaga. , <text:s text:c="332"/></text:p>
      <text:p text:style-name="P1"/>
      <text:p text:style-name="P1">δ. σᾶς ρωτῶ, τί κάνατε, ἀδελφοί μου; μὲ τὴ μεροληπτικὴ αὐτὴ συμπεριφορά σας δὲν αἰσθανθήκατε μέσα σας ἀμφιβολίες καὶ δισταγμοὺς καὶ τύψεις συνειδήσεως; Καὶ δὲν καταλήξατε ὡς ἄδικοι κριτὲς σὲ ἀπόφαση ποὺ ἐμπνέεται ἀπὸ σκέψεις πονηρές, ἀντίθετες μὲ τὴ δικαιοσύνη καὶ τὴ χριστιανικὴ ἀγάπη; Διότι ἡ ἀγάπη αὐτὴ μᾶς ἐπιβάλλει νὰ θεωροῦμε ὅλους ἴσους καὶ ἀδελφούς μας. Nawauliza, mlifanya nini ndugu zangu? kwa tabia yako hii ya upendeleo hukuhisi mashaka na mashaka na majuto? Na je, hamkuwa waamuzi wasio waadilifu katika uamuzi uliochochewa na mawazo maovu, kinyume cha haki na upendo wa Kikristo? Kwa sababu upendo huu unatulazimisha kumchukulia kila mtu kuwa ni sawa na ndugu yetu. <text:s text:c="237"/></text:p>
      <text:p text:style-name="P1"/>
      <text:p text:style-name="P1">ε. Ἀκοῦστε, ἀγαπητοί μου ἀδελφοί. Δὲν διάλεξε ὁ Θεὸς ὅσους εἶναι φτωχοὶ ὡς πρὸς τὰ ὑλικὰ ἀγαθά του κόσμου γιὰ νὰ γίνουν πλούσιοι στὸν πνευματικὸ κόσμο ποὺ μᾶς διανοίγει ἡ πίστη, καὶ κληρονόμοι τῆς βασιλείας ποῦ ὑποσχέθηκε ὁ Θεὸς σ᾿ ἐκείνους ποῦ τὸν ἀγαποῦν; Sikieni, ndugu zangu wapenzi. Je! Mungu hakuwachagua wale ambao ni maskini wa mali ya dunia ili wawe matajiri katika ulimwengu wa kiroho ambao imani inatufungulia, na warithi wa ufalme ambao Mungu aliwaahidi wale wampendao? <text:s text:c="331"/></text:p>
      <text:p text:style-name="P1"/>
      <text:p text:style-name="P1">ς. Ἐνῶ λοιπὸν ὁ Θεὸς τίμησε τὸν φτωχό, ἐσεῖς ἀντίθετα τὸν κατεξευτελίσατε. Καὶ τιμήσατε τὸν πλούσιο. Ὅμως πολλοὶ ἀπ᾿ αὐτοὺς τοὺς πλούσιους δὲν σᾶς καταπιέζουν καὶ δὲν σᾶς σέρνουν μὲ τὴ βία στὰ δικαστήρια; Ingawa Mungu alimheshimu maskini, wewe, kinyume chake, ulimshushia hadhi. Na ukamheshimu tajiri. Lakini je, wengi wa hawa matajiri hawakuonei na kuwaburuza kwa nguvu mahakamani? <text:s text:c="377"/></text:p>
      <text:p text:style-name="P1"/>
      <text:p text:style-name="P1">ζ. Δὲν εἶναι αὐτοὶ ποὺ προσβάλλουν τὸ καλὸ ὄνομα τοῦ Χριστοῦ τὸ ὁποῖο σᾶς δόθηκε, κι ἔτσι ὀνομάζεστε τώρα Χριστιανοὶ καὶ λαὸς τοῦ Χριστοῦ; Je! si hao wanaolitukana jina jema la Kristo ambalo ulipewa, na hivyo sasa unaitwa Wakristo na watu wa Kristo? <text:s text:c="444"/></text:p>
      <text:p text:style-name="P1"/>
      <text:p text:style-name="P1">η. Θὰ μοῦ προβάλλετε ἴσως τὴν ἔνσταση; Δὲν ἔχουμε καθῆκον νὰ ἀγαποῦμε καὶ τοὺς πλουσίους ὡς ἀδελφούς μας; Ἐὰν δὲν προσωποληπτεῖτε, ἀλλὰ ἐφαρμόζετε τὸ νόμο ποὺ πράγματι ἁρμόζει σὲ βασιλεῖς καὶ ὁ ὁποῖος σύμφωνα μὲ τὴν Ἁγία Γραφὴ ὁρίζει «νὰ ἀγαπᾶς τὸ συνάνθρωπό σου ὅπως ἀγαπᾶς τὸν ἑαυτό σου», καλὰ κάνετε ποὺ ἀγαπᾶτε καὶ τιμᾶτε τοὺς πλουσίους. Labda unaweza kunionyesha pingamizi? Je, hatuna wajibu wa kuwapenda matajiri kama ndugu zetu? Ikiwa hutabagua, bali unaitumia sheria inayowafaa wafalme na ambayo kulingana na Biblia Takatifu inafafanua “kumpenda mwenzako kama unavyojipenda wewe mwenyewe,” unafanya vyema kuwapenda na kuwaheshimu matajiri. <text:s text:c="249"/></text:p>
      <text:p text:style-name="P1"/>
      <text:p text:style-name="P1">θ. Ἂν ὅμως κάνετε μεροληπτικὲς διακρίσεις ἀνάλογα μὲ τὰ πρόσωπα, τότε ἁμαρτάνετε καὶ καταδικάζεστε ἀπὸ τὸν νόμο ὡς παραβάτες του. Hata hivyo, ikiwa unafanya ubaguzi wa kibaguzi kulingana na watu, basi unatenda dhambi na unahukumiwa na sheria kama wavunjaji wake. <text:s text:c="422"/></text:p>
      <text:p text:style-name="P1"/>
      <text:p text:style-name="P1">ι. Μὴ νομίζετε ὅτι οἱ μεροληπτικὲς αὐτὲς διακρίσεις δὲν ἀποτελοῦν σοβαρὴ ἁμαρτία. Εἶναι παράβαση ὅλου του νόμου. Διότι ὅποιος τηρήσει ὅλο τὸ νόμο, παραβεῖ ὅμως ἕνα παράγγελμά του, θεωρεῖται ἔνοχος καὶ παραβάτης ὁλόκληρού του νόμου. Ὅλα τα θεία παραγγέλματα ἀποτελοῦν ἑνιαῖο σύνολο, μέσα στὸ ὁποῖο τὸ ἕνα παράγγελμα ἐξαρτᾶται ἀπὸ τὸ ἄλλο. Usifikiri kwamba ubaguzi huu wa kibaguzi haufanyi dhambi kubwa. Ni ukiukaji wa sheria nzima. Kwa maana mtu ye yote anayeishika sheria yote, lakini akavunja amri moja ya sheria, mtu huyo amehesabiwa kuwa na hatia na mvunja sheria yote. Amri zote za kimungu huunda nzima moja, ambayo ndani yake utaratibu mmoja hutegemea mwingine. <text:s text:c="226"/></text:p>
      <text:p text:style-name="P1"/>
      <text:p text:style-name="P1">ια. Διότι ὁ ἕνας καὶ μοναδικὸς Θεὸς νομοθέτησε ὅλο τὸ νόμο καὶ φανέρωσε μ᾿ αὐτὸν τὸ θέλημά του. Ὁ Θεὸς ποὺ εἶπε «μὴ μοιχεύσεις», εἶπε καὶ «μὴ φονεύσεις». Ἐὰν λοιπὸν δὲν μοιχεύσεις ἀλλὰ φονεύσεις, θεωρεῖσαι παραβάτης τοῦ νόμου. Kwa sababu Mungu mmoja pekee ndiye aliyeidhinisha sheria yote na kudhihirisha mapenzi yake kwayo. Mungu aliyesema “usizini” pia alisema “usiue”. Ikiwa huzini bali kuua, unachukuliwa kuwa mvunja sheria. <text:s text:c="350"/></text:p>
      <text:p text:style-name="P1"/>
      <text:p text:style-name="P1">ιβ. Ἔτσι νὰ μιλᾶτε κι ἔτσι νὰ κάνετε, ὅπως ἁρμόζει σὲ ἀνθρώπους ποὺ πρόκειται νὰ κριθοῦν μὲ βάση τὸ νόμο τῆς ἐλευθερίας· τὸ νόμο ποὺ κάνει τὸν ἄνθρωπο ἐλεύθερο καὶ ὄχι δοῦλο τῶν ἀνθρώπων, ὅπως τὸν κάνει ἡ προσωποληψία. Nena hivyo na utende kama iwapasavyo watu watakaohukumiwa kwa misingi ya sheria ya uhuru; sheria ambayo humfanya mtu kuwa huru na si mtumwa wa wanadamu, kama prosopus inavyomfanya. <text:s text:c="374"/></text:p>
      <text:p text:style-name="P1"/>
      <text:p text:style-name="P1">ιγ. Νὰ προσέχετε νὰ μὴ γίνεστε σκληροὶ καὶ ἄσπλαχνοι μὲ τὶς προσωποληψίες σας· διότι ἡ κρίση τότε τοῦ Θεοῦ θὰ εἶναι χωρὶς ἔλεος καὶ ἐπιείκεια γιὰ ἐκεῖνον ποὺ ὑπῆρξε ἄσπλαχνος στοὺς ἀδελφούς του. Ἀντίθετα ἡ εὐσπλαχνία καὶ τὸ ἔλεος δὲν φοβᾶται τὴν κρίση, ἀλλὰ καυχιέται ὅτι τὴν κατανικᾶ· καὶ ἀποδεικνύεται ἔτσι ἡ εὐσπλαχνία ἰσχυρότερη ἀπὸ τὴν κρίση. Uwe mwangalifu usiwe mkatili na bila huruma kwa sifa zako, kwa sababu hukumu ya Mungu basi itakuwa bila huruma na huruma kwa yule ambaye hakuwa na huruma kwa ndugu zake. Kinyume chake, rehema na neema haziogopi hukumu, bali hujisifu kwamba zinaishinda; na hivyo rehema inathibitishwa kuwa na nguvu zaidi kuliko hukumu. <text:s text:c="236"/></text:p>
      <text:p text:style-name="P1"/>
      <text:p text:style-name="P4">Στίχ. 14-26. Πίστη χωρὶς ἔργα εἶναι νεκρή. mstari 14-26. Imani bila matendo imekufa. <text:s text:c="516"/></text:p>
      <text:p text:style-name="P1"/>
      <text:p text:style-name="P1">ιδ. Ποιὸ τὸ ὄφελος, ἀδελφοί μου, ἐὰν κάποιος λέει ὅτι ἔχει πίστη, ἀλλὰ δὲν ἔχει τὰ ἔργα ποὺ παράγει ἡ ἀληθινὴ καὶ πραγματικὴ πίστη; Μήπως ἡ θεωρητικὴ αὐτὴ πίστη, ποὺ δὲν συνοδεύεται ἀπὸ τὰ ἔργα τῆς ἀγάπης, ἔχει τὴ δύναμη νὰ τὸν σώσει; Ndugu zangu, yafaa nini, mtu akisema anayo imani, lakini hana matendo ipatikanayo na imani ya kweli? Je, imani hii ya kinadharia, ambayo haiambatani na matendo ya upendo, ina uwezo wa kumwokoa? <text:s text:c="356"/></text:p>
      <text:p text:style-name="P1"/>
      <text:p text:style-name="P1">ιε. Γιὰ νὰ πεισθεῖτε γιὰ τὸ θέμα αὐτό, σᾶς φέρνω ἕνα παράδειγμα: Ἐὰν ἕνας ἀδελφὸς Χριστιανὸς ἢ μία ἀδελφὴ Χριστιανὴ εἶναι γυμνοὶ καὶ δὲν ἔχουν τὰ ἀπαραίτητα ροῦχα νὰ ντυθοῦν, καὶ στεροῦνται ἀκόμη καὶ τὴν ἀναγκαία καθημερινή τους τροφή, ndio Ili mpate kusadikishwa juu ya jambo hili, ninawaletea mfano: Ikiwa ndugu Mkristo au dada Mkristo yuko uchi na hana nguo za lazima za kuvaa, na pia wamenyimwa chakula chao cha kila siku cha lazima; <text:s text:c="356"/></text:p>
      <text:p text:style-name="P1"/>
      <text:p text:style-name="P1">ις. καὶ τοὺς πεῖ ἕνας ἀπὸ σᾶς: «Πηγαίνετε στὸ καλό, σᾶς εὔχομαι νὰ ζεσταθεῖτε καὶ νὰ χορτάσετε καλά», δὲν τοὺς δώσετε ὅμως καὶ τὰ ἀναγκαῖα γιὰ τὴ συντήρηση τοῦ σώματός τους, ποιὸ εἶναι τὸ ὄφελος; na mmoja wenu akawaambia: "Nendeni salama, nakutakia joto na kushiba", lakini ikiwa hauwapei mahitaji ya kutunza miili yao, kuna faida gani? <text:s text:c="413"/></text:p>
      <text:p text:style-name="P1"/>
      <text:p text:style-name="P1">ιζ. Ἔτσι καὶ ἡ πίστη, ἐὰν δὲν ἐκδηλώνεται μὲ ἔργα ἀρετῆς, εἶναι ὁλοκληρωτικὰ καὶ ἀπὸ τὴν ἴδια της τὴ ρίζα νεκρή. Vivyo hivyo, imani, ikiwa haidhihirishwi kwa matendo ya wema, imekufa kabisa na kutoka katika mizizi yake yenyewe. <text:s text:c="440"/></text:p>
      <text:p text:style-name="P1"/>
      <text:p text:style-name="P1">ιη. Ἀλλὰ θὰ πεῖ κάποιος σ᾿ ἕναν ἄλλο: «Ἐσὺ ἔχεις θεωρητικὴ πίστη, κι ἐγὼ ἔχω ἔργα ἀρετῆς χωρὶς νὰ ἔχω πίστη». Αὐτὸ ὅμως εἶναι ἀπαράδεκτο καὶ ἀκατανόητο. Οὔτε ἀληθινὴ πίστη μπορεῖ νὰ ὑπάρξει χωρὶς ἔργα ἀρετῆς, οὔτε ἀληθινὴ καὶ τέλεια ἀρετὴ μπορεῖ νὰ ἀποκτηθεῖ χωρὶς τὴν πίστη. Ἡ πίστη εἶναι κάτι ποὺ δὲν φαίνεται παρὰ μόνο στὰ ἀποτελέσματά της. Ἀπόδειξέ μου λοιπὸν ὅτι πιστεύεις ἀπὸ τὰ ἔργα σου, κι ἐγὼ θὰ σοῦ δείξω ἀπὸ τὰ ἔργα τῆς ἀρετῆς μου ὅτι ἔχω πίστη. Διότι ἐὰν δὲν εἶχα πίστη, δὲν θὰ εἶχα οὔτε τοὺς καρποὺς τῆς πίστεως, δηλαδὴ τὰ ἔργα τῆς ἀρετῆς. Lakini mtu atamwambia mwingine: "Wewe unayo imani ya kinadharia, na mimi nina matendo ya wema bila kuwa na imani." Hata hivyo, hii haikubaliki na haieleweki. Wala imani ya kweli haiwezi kuwepo bila matendo ya wema, wala wema wa kweli na kamilifu hauwezi kupatikana bila imani. Imani ni kitu ambacho kinaweza kuonekana tu katika matokeo yake. Basi nithibitishie kwamba unaamini kwa matendo yako, nami nitakuonyesha kwa matendo ya wema wangu kwamba nina imani. Kwa sababu kama nisingekuwa na imani, nisingekuwa na matunda ya imani, yaani, matendo ya wema. <text:s/></text:p>
      <text:p text:style-name="P1"/>
      <text:p text:style-name="P1">ιθ. Ἐσὺ πιστεύεις ὅτι ὁ Θεὸς εἶναι ἕνας. Καλὰ κάνεις καὶ πιστεύεις στὴν ἀλήθεια αὐτή. Μὴν ξεχνᾶς ὅμως ὅτι καὶ τὰ δαιμόνια πιστεύουν στὴν ὕπαρξη τοῦ Θεοῦ καὶ κυριεύονται ἀπὸ τρόμο μπροστὰ στὴ δικαιοσύνη του καὶ τὴ δύναμή του. Unaamini kwamba Mungu ni mmoja. Unaendelea vizuri na unaamini ukweli huu. Lakini usisahau kwamba mapepo pia yanaamini kuwepo kwa Mungu na yanashikwa na woga mbele ya haki yake na nguvu zake. <text:s text:c="364"/></text:p>
      <text:p text:style-name="P1"/>
      <text:p text:style-name="P1">κ. Θέλεις λοιπὸν νὰ μάθεις, ἀνόητε ἄνθρωπε, ὅτι ἡ πίστη εἶναι νεκρὴ καὶ δὲν ἔχει τὴ δύναμη νὰ σώσει, ὅταν δὲν συνοδεύεται ἀπὸ τὰ ἔργα τῆς ἀρετῆς; Unataka kujua, wewe mpumbavu, kwamba imani imekufa na haina uwezo wa kuokoa, wakati haiambatani na matendo ya wema? <text:s text:c="432"/></text:p>
      <text:p text:style-name="P1"/>
      <text:p text:style-name="P1">κα. Ὁ Ἀβραὰμ ὁ προπάτοράς μας δὲν δικαιώθηκε ἀπὸ τὰ ἔργα τῆς ἀρετῆς του, ὅταν ἀνέβασε τὸν Ἰσαὰκ τὸ παιδί του πάνω στὸ θυσιαστήριο γιὰ νὰ τὸ θυσιάσει; Je, Abrahamu babu yetu hakuhesabiwa haki kwa matendo yake ya wema, alipomlea mtoto wake Isaka juu ya madhabahu ili kumtoa dhabihu? <text:s text:c="423"/></text:p>
      <text:p text:style-name="P1"/>
      <text:p text:style-name="P1">κβ. Βλέπεις ὅτι ἡ πίστη τοῦ Ἀβραὰμ συνοδευόταν ἀπὸ τὰ ἔργα του· καὶ ἀπὸ τὰ ἔργα τοῦ αὐτὰ ἡ πίστη τελειοποιήθηκε. Unaona kwamba imani ya Abrahamu iliambatana na matendo yake, na kutokana na matendo hayo imani ilikamilishwa. <text:s text:c="444"/></text:p>
      <text:p text:style-name="P1"/>
      <text:p text:style-name="P1">κγ. Καὶ ἐπαληθεύθηκε πλήρως ἡ Ἁγία Γραφὴ ποὺ λέει: Πίστεψε ὁ Ἀβραὰμ στὸ Θεό, καὶ ὁ Θεὸς λογάριασε τόσο πολὺ τὴν πίστη του αὐτή, ὥστε νὰ τὸν θεωρήσει δίκαιο· κι ἔτσι ὁ Ἀβραὰμ ὀνομάστηκε φίλος καὶ ἀγαπημένος τοῦ Θεοῦ. Na Maandiko Matakatifu yakathibitishwa kabisa ambayo yanasema: "Ibrahimu alimwamini Mungu, na Mungu akahesabu imani yake hata akamhesabu kuwa mwadilifu, na hivyo Ibrahimu akaitwa rafiki wa Mungu na mpenzi. <text:s text:c="348"/></text:p>
      <text:p text:style-name="P1"/>
      <text:p text:style-name="P1">κδ. Βλέπετε λοιπὸν ὅτι κάθε ἄνθρωπος ἀναδεικνύεται δίκαιος ἀπὸ τὰ ἔργα του καὶ ὄχι μόνο ἀπὸ τὴν πίστη. Mwaona, basi, kwamba kila mtu anahesabiwa haki kwa matendo yake na si kwa imani tu. <text:s text:c="470"/></text:p>
      <text:p text:style-name="P1"/>
      <text:p text:style-name="P1">κε. Παρόμοια κι αὐτὴ ἡ πόρνη ἡ Ραὰβ δὲν δικαιώθηκε ἀπὸ τὰ ἔργα ποὺ ἔκανε, ὅταν ὑποδέχθηκε τοὺς κατασκόπους ποὺ ἔστειλαν οἱ Ἰουδαῖοι καὶ τοὺς βοήθησε νὰ βγοῦν ἀπὸ ἄλλο δρόμο ἔξω ἀπὸ τὴν Ἱεριχώ; Vivyo hivyo, je, Rahabu yule kahaba hakuhesabiwa haki kwa kazi alizofanya, alipowakaribisha wapelelezi waliotumwa na Wayahudi na kuwasaidia kutoka Yeriko kwa njia nyingine? <text:s text:c="378"/></text:p>
      <text:p text:style-name="P1"/>
      <text:p text:style-name="P1">κς. Τὰ ἔργα λοιπὸν ζωντανεύουν τὴν πίστη. Διότι ὅπως τὸ σῶμα εἶναι νεκρὸ χωρὶς τὴν ψυχή, ἔτσι καὶ ἡ πίστη χωρὶς τὰ ἔργα τῆς ἀρετῆς δὲν εἶναι ζωντανή, ἀλλὰ νεκρή. Kwa hiyo matendo huleta imani kwenye uhai. Kwa maana kama vile mwili umekufa bila roho, vivyo hivyo imani bila matendo ya wema si hai, bali imekufa. <text:s text:c="405"/></text:p>
      <text:p text:style-name="P1"/>
      <text:p text:style-name="P3">Κεφάλαιον Γ´ (3). Sura C' (3). <text:s text:c="545"/></text:p>
      <text:p text:style-name="P1"/>
      <text:p text:style-name="P4">Στίχ. 1-12. Ἡ ἀχαλίνωτη γλώσσα. Προσοχὴ στὰ λόγια μας. mstari 1-12. Lugha iliyoenea. Kuwa makini na maneno yetu. <text:s text:c="500"/></text:p>
      <text:p text:style-name="P1"/>
      <text:p text:style-name="P1">α. Ἀδελφοί μου, μὴν παίρνετε πολλοὶ τὴ θέση τοῦ δασκάλου, διότι γνωρίζετε ὅτι ἐμεῖς ποὺ διδάσκουμε θὰ κριθοῦμε πιὸ αὐστηρὰ καὶ συνεπῶς θὰ ἔχουμε μεγαλύτερη τιμωρία. Ndugu zangu, si wengi wanaochukua nafasi ya mwalimu, kwa sababu mnajua kwamba sisi tunaofundisha tutahukumiwa vikali zaidi na kwa sababu hiyo tutapata adhabu kubwa zaidi. <text:s text:c="384"/></text:p>
      <text:p text:style-name="P1"/>
      <text:p text:style-name="P1">β. Θὰ τιμωρηθοῦμε πιὸ αὐστηρά, διότι ὅλοι κάνουμε σφάλματα σὲ πολλὲς περιπτώσεις· κι ἂπ´ ὅλες τὶς παρεκτροπὲς οἱ εὐκολότερες καὶ συχνότερες εἶναι ὅσες γίνονται μὲ τὴ γλώσσα. Σ᾿ αὐτὲς κινδυνεύει νὰ πέσει καὶ ὅποιος παίρνει μόνος του τὴ θέση τοῦ δασκάλου. Πράγματι. Ἂν κάποιος δὲν κάνει σφάλματα μὲ τὰ λόγια του, αὐτὸς εἶναι τέλειος ἄνθρωπος καὶ ἔχει τὴ δύναμη νὰ χαλιναγωγήσει καὶ νὰ συγκρατήσει καὶ ὁλόκληρο τὸν ἑαυτό του. Γι᾿ αὐτὸ πρέπει καὶ ὁ δάσκαλος νὰ εἶναι τέλειος, γιὰ νὰ μὴν ἁμαρτάνει μὲ τὴ γλώσσα του καὶ γιὰ νὰ ἀποφύγει τὴν αὐστηρότερη κρίση μὲ τὴν ὁποία θὰ κριθοῦν ὅσοι διδάσκουν. <text:s/>Tutaadhibiwa vikali zaidi, kwa sababu sisi sote tunafanya makosa katika hali nyingi; na kati ya upotovu wote, rahisi na ya mara kwa mara ni yale yanayofanywa kwa ulimi. Yeyote anayechukua nafasi ya ualimu peke yake yuko katika hatari ya kutumbukia ndani yao. Kwa kweli. Ikiwa mtu hafanyi makosa kwa maneno yake, yeye ni mtu mkamilifu na ana uwezo wa kudhibiti na kujizuia nafsi yake yote. Ndiyo maana mwalimu lazima pia awe mkamilifu, ili asitende dhambi kwa lugha yake na kuepuka hukumu kali ambayo wale wanaofundisha watahukumiwa. <text:s text:c="22"/></text:p>
      <text:p text:style-name="P1"/>
      <text:p text:style-name="P1">γ. Καὶ γιὰ νὰ πεισθεῖτε ὅτι ὅποιος δὲν κάνει σφάλματα στὰ λόγια του εἶναι τέλειος, σᾶς φέρνω δύο παραδείγματα: Κοιτάξτε. Βάζουμε στὰ στόματα τῶν ἀλόγων τὰ χαλινάρια, γιὰ νὰ τὰ κάνουμε νὰ πειθαρχοῦν σὲ μᾶς· κι ἔτσι μὲ τὸ χαλινάρι κατευθύνουμε ὅλο τὸ σῶμα τους. Na ili kukuaminisha kwamba asiyefanya makosa katika maneno yake ni mkamilifu, nakuletea mifano miwili: Tazama. Tunaweka lijamu katika vinywa vya farasi ili watutii, na hivyo kwa lijamu tunaongoza mwili wao wote. <text:s text:c="343"/></text:p>
      <text:p text:style-name="P1"/>
      <text:p text:style-name="P1">δ. Δεῖτε κι αὐτὰ τὰ ἄψυχα πλοῖα· ἂν καὶ εἶναι τόσο μεγάλα καὶ σπρώχνονται ἀπὸ σκληροὺς καὶ ὁρμητικοὺς ἀνέμους, διευθύνονται μὲ ἕνα πολὺ μικρὸ τιμόνι, τὸ πηδάλιο. Κι αὐτὸς ποὺ τὰ διευθύνει μπορεῖ μὲ τὸ πηδάλιο νὰ τὰ κατευθύνει ὅπου θέλει. Angalia meli hizi zisizo na uhai pia, ingawa ni kubwa sana na zinasukumwa na pepo kali na ziendazo kasi, zinaongozwa na usukani mdogo sana, usukani. Na anayeziongoza anaweza kuzielekeza anakotaka kwa usukani. <text:s text:c="346"/></text:p>
      <text:p text:style-name="P1"/>
      <text:p text:style-name="P1">ε. Ἔτσι καὶ ἡ γλώσσα εἶναι ἕνα μικρὸ μέλος, καυχιέται ὅμως μὲ ἀλαζονεία γιὰ τὰ μεγάλα κακὰ ποὺ δημιουργεῖ. Νά, λίγη φωτιὰ πῶς φουντώνει καὶ καταστρέφει ἐκτεταμένα καὶ πυκνὰ δάση! Kadhalika, ulimi ni kiungo kidogo, lakini unajivuna kwa majivuno juu ya maovu makubwa yanayoufanya. Ndiyo, jinsi moto mdogo unavyowaka na kuharibu misitu mikubwa na minene! <text:s text:c="382"/></text:p>
      <text:p text:style-name="P1"/>
      <text:p text:style-name="P1">ς. Καὶ ἡ γλώσσα εἶναι φωτιά, ἕνας ὁλόκληρος κόσμος κι ἕνα μεγάλο πλῆθος ἀδικίας. Ὅπως μιὰ μικρὴ φωτιὰ ἀνάβει μεγάλη πυρκαγιά, ἔτσι καὶ ἡ γλώσσα εἶναι τὸ μικρὸ μέλος σὲ σχέση μὲ τὰ ἄλλα μέλη μας ποὺ μολύνει ὅμως ὅλο τὸ σῶμα καὶ ἀνάβει πυρκαγιὰ στὸν κύκλο τῆς ἀνθρώπινης ζωῆς. Κι ἔπειτα καίγεται κι αὐτὴ ἀπὸ τὸ πῦρ τῆς κολάσεως, μὲ τὸ ὁποῖο θὰ τιμωρηθοῦν οἱ παρεκτροπὲς καὶ οἱ ἀδικίες της. Na ulimi ni moto, dunia nzima na wingi wa dhuluma. Kama vile moto mdogo unavyowasha moto mkubwa, ndivyo ulimi ni kiungo kidogo kuhusiana na viungo vyetu vingine ambavyo, hata hivyo, huambukiza mwili wote na kuwasha moto katika mzunguko wa maisha ya mwanadamu. Na kisha yeye pia anachomwa na moto wa Jahannam, ambao upotovu wake na dhuluma yake vitaadhibiwa. <text:s text:c="197"/></text:p>
      <text:p text:style-name="P1"/>
      <text:p text:style-name="P1">ζ. Φοβερὸ πραγματικὰ καὶ ἀσυγκράτητο κακὸ ἡ γλώσσα! Κι αὐτὸ ἀποδεικνύεται ἀπὸ τὸ ὅτι κάθε φυσικὴ ἀγριότητα, καὶ τῶν θηρίων καὶ τῶν πτηνῶν καὶ τῶν ἑρπετῶν καὶ τῶν θαλάσσιων ὄντων, δαμάζεται ἀπὸ τὴ φυσικὴ ἱκανότητα καὶ ἐπινοητικότητα τοῦ ἀνθρώπου· Lugha ni mbovu kweli na isiyozuilika! Na hili linathibitishwa na ukweli kwamba ukatili wote wa asili, wanyama na ndege na wanyama watambaao na viumbe vya baharini, hufugwa na uwezo wa asili na werevu wa mwanadamu; <text:s text:c="341"/></text:p>
      <text:p text:style-name="P1"/>
      <text:p text:style-name="P1">η. τὴ γλώσσα ὅμως κανεὶς ἀπὸ τοὺς ἀνθρώπους δὲν μπορεῖ νὰ τὴ δαμάσει. Εἶναι ἀσυγκράτητο κακό, γεμάτη θανατηφόρο δηλητήριο. lugha, hata hivyo, hakuna hata mmoja wa watu anayeweza kuifuga. Ni uovu usiozuilika, umejaa sumu iletayo mauti. <text:s text:c="443"/></text:p>
      <text:p text:style-name="P1"/>
      <text:p text:style-name="P1">θ. Κι ἐνῶ σὲ ὁρισμένες περιπτώσεις τὴ χρησιμοποιοῦμε γιὰ τὸ καλό, αὐτὸ δὲν τὴ συγκρατεῖ καὶ δὲν τὴν ἀσφαλίζει ἀπὸ τὸ κακό. Πράγματι· μ᾿ αὐτὴν δοξολογοῦμε τὸν Θεὸ καὶ Πατέρα, ἀλλὰ καὶ μ᾿ αὐτὴν καταριόμαστε τοὺς ἀνθρώπους ποὺ ἔχουν πλασθεῖ καθ᾿ ὁμοίωσιν Θεοῦ. Na ingawa katika baadhi ya matukio tunaitumia kwa ajili ya wema, hii haiizuii na haiihifadhi na shari. Kwa kweli, kwa hili tunamtukuza Mungu na Baba, lakini pia kwa hili tunawalaani watu ambao wameumbwa kwa mfano wa Mungu. <text:s text:c="332"/></text:p>
      <text:p text:style-name="P1"/>
      <text:p text:style-name="P1">ι. Ἀπὸ τὸ ἴδιο στόμα βγαίνει δοξολογία καὶ κατάρα. Ἀλλά, ἀδελφοί μου, δὲν πρέπει νὰ γίνονται αὐτὰ ἔτσι, καὶ νὰ ἀνακατεύονται οἱ εὐλογίες μὲ τὶς κατάρες. Katika kinywa kimoja hutoka sifa na laana. Lakini, ndugu zangu, mambo yasifanywe hivi, na baraka zichanganywe na laana. <text:s text:c="435"/></text:p>
      <text:p text:style-name="P1"/>
      <text:p text:style-name="P1">ια. Μήπως ἡ πηγὴ ἀπὸ τὸ ἴδιο στόμα ἀναβλύζει νερὸ πόσιμο καὶ δροσιστικό, καὶ νερὸ ἁλμυρὸ καὶ πικρό; Je, chemchemi ya kinywa kimoja hutoa maji ya kunywa na kuburudisha, na maji ya chumvi na machungu? <text:s text:c="453"/></text:p>
      <text:p text:style-name="P1"/>
      <text:p text:style-name="P1">ιβ. Μήπως εἶναι δυνατόν, ἀδελφοί μου, ἡ συκιὰ νὰ κάνει ἐλιὲς ἢ τὸ ἀμπέλι σύκα; Ἔτσι καὶ καμία πηγὴ δὲν εἶναι δυνατὸν νὰ βγάζει συγχρόνως ἁλμυρὸ καὶ γλυκὸ δροσιστικὸ νερό. Συνεπῶς κι ἀπὸ τὸ ἴδιο στόμα δὲν πρέπει νὰ βγαίνει εὐλογία καὶ κατάρα. Ndugu zangu, je, inawezekana mtini uzae zeituni au mzabibu uzae tini? Kwa njia hii, hakuna chemchemi inayoweza kutoa maji yenye kuburudisha yenye chumvi na matamu. Kwa hiyo, baraka na laana hazipaswi kutoka katika kinywa kimoja. <text:s text:c="326"/></text:p>
      <text:p text:style-name="P1"/>
      <text:p text:style-name="P4">Στίχ. 13-18. Ἡ ἀληθινὴ καὶ ἡ ψεύτικη σοφία. mstari 13-18. Hekima ya kweli na ya uwongo. <text:s text:c="514"/></text:p>
      <text:p text:style-name="P1"/>
      <text:p text:style-name="P1">ιγ. Βιάζεστε νὰ πάρετε τὴ θέση τοῦ δασκάλου, γιὰ νὰ ἐμφανίζεστε ὡς σοφοί. Ἀλλὰ ποιὸς ἀπὸ σᾶς εἶναι ἀληθινὰ καὶ κατὰ Θεὸν σοφὸς καὶ φωτισμένος; Ἂς δείξει ὄχι μὲ λόγια ἀλλὰ μὲ τὴν καλή του διαγωγὴ τὰ ἔργα του· κι ἂς τὰ δείξει αὐτὰ μὲ πραότητα, ποὺ φανερώνει ἀληθινὴ σοφία. Unakimbilia kuchukua nafasi ya mwalimu, ili uonekane una busara. Lakini ni yupi kati yenu aliye na hekima kweli kweli na mwenye nuru kulingana na Mungu? Basi na asionyeshe matendo yake kwa maneno, bali kwa mwenendo wake mzuri; na ayaonyeshe kwa upole, unaodhihirisha hekima ya kweli. <text:s text:c="271"/></text:p>
      <text:p text:style-name="P1"/>
      <text:p text:style-name="P1">ιδ. Ἐὰν ὅμως ἔχετε φανατισμὸ γεμάτο πικρία καὶ ἐριστικὲς τάσεις φατριασμοῦ στὴν καρδιά σας, μὴν καυχιέστε ὅτι εἶστε πιὸ σοφοὶ ἀπὸ τοὺς ἄλλους καὶ μὴν ψεύδεσθε σὲ βάρος τῆς χριστιανικῆς ἀλήθειας. Διότι θέλετε νὰ παρουσιάζεστε δάσκαλοι τῆς ἀλήθειας, ἀλλὰ μὲ τὴ διαγωγή σας διαψεύδετε ὅσα λέτε μὲ τὴ διδασκαλία σας. Hata hivyo, ikiwa una ushupavu uliojaa uchungu na mielekeo mikali ya mifarakano moyoni mwako, usijisifu kwamba wewe ni mwenye hekima kuliko wengine na usiseme uwongo kwa hasara ya kweli ya Kikristo. Kwa sababu mnataka kujionyesha kuwa waalimu wa kweli, lakini kwa mwenendo wenu mnakana yale mnayosema kwa mafundisho yenu. <text:s text:c="228"/></text:p>
      <text:p text:style-name="P1"/>
      <text:p text:style-name="P1">ιε. Αὐτὴ ἡ σοφία δὲν εἶναι θεία σοφία, ποὺ κατεβαίνει ἀπὸ τὸν οὐρανό, ἀλλὰ εἶναι σοφία ἐπίγεια, σαρκική, ξένη ἀπὸ τὸ φωτισμὸ τοῦ Ἁγίου Πνεύματος, καὶ ἐμπνέεται ἀπὸ τὰ δαιμόνια. ndio Hekima hii si hekima ya kimungu, ambayo inashuka kutoka mbinguni, bali ni ya kidunia, hekima ya kimwili, isiyo ya kawaida kwa nuru ya Roho Mtakatifu, na kuvuviwa na mapepo. <text:s text:c="380"/></text:p>
      <text:p text:style-name="P1"/>
      <text:p text:style-name="P1">ις. Διότι ὅπου ὑπάρχει ζῆλος φανατικὸς καὶ ἐριστικὴ διάθεση διχασμοῦ, ἐκεῖ ὑπάρχει σύγχυση, ἀναστάτωση, ἀκαταστασία καὶ κάθε λογὴς κακό. Kwa maana palipo na bidii ya ushupavu na tabia ya ukali ya mafarakano, hapo pana machafuko, fujo, fujo na kila aina ya uovu. <text:s text:c="429"/></text:p>
      <text:p text:style-name="P1"/>
      <text:p text:style-name="P1">ιζ. Ἐνῶ ἡ σοφία ποὺ προέρχεται ἀπὸ τὸν Θεὸ τοῦ οὐρανοῦ, πρῶτα ἀπ᾿ ὅλα εἶναι καθαρὴ ἀπὸ κάθε μολυσμένο ἐλατήριο· ἔπειτα εἶναι εἰρηνική, ἐπιεικὴς καὶ συμπαθὴς στὴν ἄγνοια καὶ τὴν ἀτέλεια τῶν ἄλλων, πρόθυμη νὰ ὑπακούει καὶ ἐλεύθερη ἀπὸ πείσματα, γεμάτη εὐσπλαγχνία καὶ καλὰ ἔργα, ἐλεύθερη ἀπὸ τοὺς δισταγμοὺς τῆς ἀμφιβολίας καὶ ξένη ἀπὸ τὴν ὑποκρισία. Lakini hekima itokayo kwa Mungu wa mbinguni, kwanza kabisa, ni safi kutoka katika kila chemchemi iliyotiwa unajisi; tena ni ya amani, yenye kusamehe na yenye huruma kwa ujinga na kutokamilika kwa wengine, iko tayari kutii na kuepukana na ukaidi, imejaa rehema na matendo mema. , huru kutokana na kusitasita kwa mashaka na mgeni kutoka kwa unafiki. <text:s text:c="207"/></text:p>
      <text:p text:style-name="P1"/>
      <text:p text:style-name="P1">ιη. Ὁ πνευματικὸς λοιπὸν καρπὸς τῆς δικαιοσύνης καὶ τῆς ἁγιότητος σπείρεται εἰρηνικὰ καὶ χωρὶς φιλονικίες ἀπὸ ἐκείνους ποὺ ἔχουν καὶ μεταδίδουν τὴν εἰρήνη. Αὐτοὶ εἶναι πραγματικὰ σοφοὶ καὶ εἰρηνοποιοὶ διδάσκαλοι. Tunda la kiroho la haki na utakatifu hupandwa kwa amani na bila ugomvi na wale walio na kueneza amani. Hawa ni walimu wenye hekima na amani kwelikweli. <text:s text:c="403"/></text:p>
      <text:p text:style-name="P1"/>
      <text:p text:style-name="P3">Κεφάλαιον Δ´ (4). Sura ya D' (4). <text:s text:c="542"/></text:p>
      <text:p text:style-name="P1"/>
      <text:p text:style-name="P4">Στίχ. 1-17. Νὰ ἀγωνιζόμαστε ἐναντίον τῶν παθῶν μας. mstari 1-17. Kupigana dhidi ya tamaa zetu. <text:s text:c="515"/></text:p>
      <text:p text:style-name="P1"/>
      <text:p text:style-name="P1">α. Ἀφοῦ σᾶς μίλησα γιὰ ἀκαταστασία, σύγχυση καὶ ταραχή, σᾶς θέτω τώρα καὶ τὸ ἑξῆς ἐρώτημα: Ἀπὸ ποῦ προέρχονται μεταξύ σας οἱ ἔριδες καὶ οἱ συγκρούσεις; Δὲν προέρχονται ἀπ᾿ αὐτὴν τὴν αἰτία, ἀπὸ τὴν προσπάθεια δηλαδὴ ποὺ κάνετε νὰ ἱκανοποιήσετε τὶς ἁμαρτωλές σας ἐπιθυμίες, ποὺ ξεσηκώνουν ἐκστρατεία καὶ πόλεμο ἔχοντας πλέον ὡς φρούριο καὶ ὁρμητήριό τους τὰ μέλη σας; Baada ya kuzungumza nanyi kuhusu machafuko, mkanganyiko na misukosuko, sasa ninawauliza swali lifuatalo: Ugomvi na migogoro kati yenu inatoka wapi? Je! hazitokani na sababu hii, kutokana na juhudi mnazozifanya ili kutosheleza tamaa zenu za dhambi, zinazochochea kampeni na vita, sasa viungo vyenu vikiwa ngome na nanga yao? <text:s text:c="231"/></text:p>
      <text:p text:style-name="P1"/>
      <text:p text:style-name="P1">β. Ἐπιθυμεῖτε κάτι. Καὶ δὲν ἔχετε ἐκεῖνο ποὺ ἱκανοποιεῖ τὴν ἐπιθυμία σας. Καὶ στὴν προσπάθειά σας νὰ τὸ ἀποκτήσετε, κινδυνεύετε νὰ φθάσετε μέχρι καὶ τὸ φόνο. Ἐπιθυμεῖτε μὲ σφοδρότητα, καὶ δὲν μπορεῖτε νὰ πετύχετε ἐκεῖνο ποὺ ἐπιθυμεῖτε. Γι᾿ αὐτὸ ἔρχεστε σὲ συγκρούσεις καὶ ἔριδες. Καὶ δὲν τὸ ἔχετε, ἐπειδὴ δὲν τὸ ζητᾶτε ἀπὸ τὸν Θεὸ μὲ τὴν προσευχή. Ἔχετε θέσει ὡς σκοπὸ σᾶς τὴν ἡδονὴ καὶ ξεκόψατε τὸν ἑαυτό σας ἀπὸ τὸν Θεό. Tamani kitu. Na huna kile kinachokidhi hamu yako. Na katika jaribio lako la kuipata, unahatarisha hata mauaji. Tamaa kwa ukali, na huwezi kufikia kile unachotamani. Ndio maana unakuja kwenye migogoro na ugomvi. Na wewe huna, kwa sababu hauombi kwa Mungu katika maombi. Umefanya furaha kuwa lengo lako na kujitenga na Mungu. <text:s text:c="231"/></text:p>
      <text:p text:style-name="P1"/>
      <text:p text:style-name="P1">γ. Ὑπάρχουν ἀνάμεσά σας καὶ ἄλλοι ποὺ ζητοῦν ἀπὸ τὸν Θεὸ αὐτὸ ποὺ ἐπιθυμοῦν. Σ᾿ αὐτοὺς τώρα ἀπευθύνομαι. Ζητᾶτε κάτι ἀπὸ τὸν Θεὸ μὲ τὴν προσευχὴ καὶ δὲν τὸ παίρνετε, διότι τὸ ζητᾶτε μὲ κακὸ σκοπό, γιὰ νὰ τὸ ξοδέψετε στὴν ἀπόλαυση τῶν ἡδονῶν σας. Wapo wengine miongoni mwenu wanaomwomba Mwenyezi Mungu wanayoyataka. Ninawahutubia sasa. Unamwomba Mungu kitu kwa maombi na hupati, kwa sababu unaomba kwa nia mbaya, ili kukitumia katika kufurahia anasa zako. <text:s text:c="346"/></text:p>
      <text:p text:style-name="P1"/>
      <text:p text:style-name="P1">δ. Προδότες καὶ προδότριες! Προδίδετε τὴν ἀγάπη καὶ τὴν πίστη ποὺ θὰ ἔπρεπε νὰ ἔχετε στὸν οὐράνιο Νυμφίο μας. Δὲν γνωρίζετε ὅτι ἡ προσκόλληση στὶς ἡδονὲς καὶ στὰ ὑλικὰ ἀγαθά του κόσμου εἶναι ἔχθρα πρὸς τὸν Θεό; Ὅποιος θελήσει νὰ εἶναι φίλος τοῦ κόσμου καὶ τῶν διασκεδάσεων καὶ ἡδονῶν τοῦ γίνεται ἐχθρός του Θεοῦ. Wasaliti na wasaliti! Unasaliti upendo na imani unayopaswa kuwa nayo katika Bwana-arusi wetu wa mbinguni. Je, hujui kwamba kushikamana na anasa na mali za dunia ni uadui kwa Mungu? Yeyote anayetaka kuwa rafiki wa dunia na burudani zake na anasa anakuwa adui wa Mungu. <text:s text:c="287"/></text:p>
      <text:p text:style-name="P1"/>
      <text:p text:style-name="P1">ε. Ἢ νομίζετε ὅτι μάταια καὶ χωρὶς σημασία λέει ἡ Ἁγία Γραφὴ ὅτι τὸ Ἅγιον Πνεῦμα ποὺ κατοίκησε μέσα μας, μᾶς ἀγαπᾶ ζηλότυπα καὶ μέχρι φθόνο μᾶς ποθεῖ; Ὅταν λοιπὸν προδίδουμε τὴν ἀγάπη του καὶ μένουμε προσκολλημένοι στὶς ἡδονὲς τοῦ κόσμου, δὲν θὰ μᾶς ἀποδοκιμάσει καὶ δὲν θὰ μᾶς ἀποστραφεῖ; Je, unafikiri kwamba Biblia Takatifu inasema bure na bila kumaanisha kwamba Roho Mtakatifu anayekaa ndani yetu anatupenda kwa wivu na anatutamani hata kufikia hatua ya wivu? Kwa hiyo tunaposaliti upendo wake na kuendelea kushikamana na anasa za ulimwengu, je, hatatukataa na kutuacha? <text:s text:c="270"/></text:p>
      <text:p text:style-name="P1"/>
      <text:p text:style-name="P1">ς. Ἐὰν ὅμως διακόψουμε τὴ φιλία μας μὲ τὸν κόσμο, ὅσο περισσότερο μᾶς ἀγαπᾶ καὶ μᾶς ποθεῖ ὁ Θεός, τόσο μεγαλύτερη χάρη θὰ μᾶς δίνει. Γι᾿ αὐτὸ λέει ἡ Ἁγία Γραφή: Ὁ Θεὸς ἀντιστρατεύεται τοὺς ὑπερήφανους, οἱ ὁποῖοι μὲ τὶς ἡδονές τους περιφρονοῦν τὰ θέλημά του καὶ προτιμοῦν τὸν κόσμο παρὰ τὸν Θεό. Στοὺς ταπεινοὺς ὅμως δίνει τὴ χάρη του. Αὐτοὶ ἀπαρνοῦνται τὶς ἡδονὲς καὶ τὸν κόσμο γιὰ χάρη τοῦ Θεοῦ. Hata hivyo, tukivunja urafiki wetu na ulimwengu, kadiri Mungu anavyotupenda na kututamani, ndivyo atakavyotupa neema zaidi. Ndiyo maana Biblia Takatifu inasema: Mungu huwapinga wenye kiburi, ambao kwa anasa zao hudharau mapenzi yake na wanapendelea dunia kuliko Mungu. Bali huwapa wanyenyekevu neema yake. Wanaachana na anasa na dunia kwa ajili ya Mungu. <text:s text:c="200"/></text:p>
      <text:p text:style-name="P1"/>
      <text:p text:style-name="P1">ζ. Ὑποταχθεῖτε λοιπὸν ταπεινὰ στὸ Θεό. Ἀντισταθεῖτε στὸ διάβολο ποὺ σᾶς πειράζει μὲ τὶς ἡδονὲς τοῦ κόσμου, κι αὐτὸς θὰ φύγει νικημένος καὶ ντροπιασμένος μακριά σας. Kwa hivyo nyenyekea kwa Mungu. Mpingeni shetani anayekujaribuni kwa anasa za dunia, naye atakuacha mmeshindwa na aibu. <text:s text:c="436"/></text:p>
      <text:p text:style-name="P1"/>
      <text:p text:style-name="P1">η. Πλησιάστε τὸν Θεό, καὶ θὰ σᾶς πλησιάσει κι ἐκεῖνος. Καθαρίστε ἀπὸ κάθε μολυσμὸ τὴν ἐξωτερική σας συμπεριφορά, ἁμαρτωλοί, καὶ ἐξαγνίστε τὸ ἐσωτερικό σας ἐσεῖς οἱ δίψυχοι, ποὺ ἄλλοτε πηγαίνετε μὲ τὸν Θεὸ καὶ ἄλλοτε μὲ τὸν κόσμο. Mkaribieni Mungu, naye atawakaribia ninyi. Safisheni tabia zenu za nje na uchafu wote, wenye dhambi, na safishani moyo wenu, enyi wenye nafsi mbili, ambao wakati fulani hutembea na Mungu na wakati mwingine na ulimwengu. <text:s text:c="335"/></text:p>
      <text:p text:style-name="P1"/>
      <text:p text:style-name="P1">θ. Συναισθανθεῖτε τὴν ἀθλιότητά σας καὶ λυπηθεῖτε καὶ κλάψτε μὲ συντριβὴ μετανοίας. Τὸ γέλιο σας ποὺ προέρχεται ἀπὸ ἡδονικὴ ζωὴ ἂς μεταστραφεῖ σὲ λύπη μετανοίας, καὶ ἡ κοσμικὴ χαρὰ σᾶς ἂς μετατραπεῖ σὲ θλίψη. Jisikie unyonge wako na uhuzunike na ulie kwa uvunjaji wa toba. Hebu kicheko chako kinachotokana na maisha ya raha kigeuke kuwa huzuni ya toba, na furaha yako ya kidunia igeuke kuwa huzuni. <text:s text:c="365"/></text:p>
      <text:p text:style-name="P1"/>
      <text:p text:style-name="P1">ι. Ταπεινωθεῖτε ἐνώπιον τοῦ Θεοῦ, καὶ θὰ σᾶς ὑψώσει καὶ στὴ ζωὴ αὐτὴ μὲ τὴν ἀρετὴ καὶ τὴν πνευματική σας τελειοποίηση, καὶ στὴν ἄλλη ζωὴ μὲ τὴν αἰώνια δόξα καὶ μακαριότητα. Jinyenyekeze mbele za Mungu, naye atakuinua katika maisha haya kwa wema wako na ukamilifu wa kiroho, na katika maisha yajayo kwa utukufu na furaha ya milele. <text:s text:c="400"/></text:p>
      <text:p text:style-name="P1"/>
      <text:p text:style-name="P1">ια. Ἐπειδὴ ὅμως καὶ τὸ νὰ κατακρίνει ὁ ἕνας τὸν ἄλλον γίνεται αἰτία ψυχρότητος καὶ συγκρούσεων, γι᾿ αὐτὸ μὴν κατηγορεῖτε ὁ ἕνας τὸν ἄλλον, ἀδελφοί. Ἐκεῖνος ποὺ κατηγορεῖ καὶ καταδικάζει τὸν ἀδελφό του, κατηγορεῖ ὡς λαθεμένο τὸ θεῖο νόμο καὶ καταδικάζει καὶ καταφρονεῖ τὸ θεῖο νόμο τῆς ἀγάπης. Ἐὰν ὅμως καταδικάζει τὸ νόμο τῆς ἀγάπης, ποὺ σοῦ ἀπαγορεύει τὴν κατάκριση τοῦ ἄλλου, βάζεις τὸν ἑαυτό σου πιὸ πάνω ἀπὸ τὸ νόμο. Δὲν εἶσαι πλέον τηρητὴς τοῦ νόμου, ποὺ ὑποχρεώνεσαι νὰ τὸν ἐφαρμόζεις, ἀλλὰ κάνεις τὸν ἑαυτό σου κριτή. Κι ἔτσι ἔχεις τὴν ἀναιδῆ ἀξίωση νὰ ἔχεις δικαιώματα στὸ νόμο, ὥστε καὶ νὰ τὸν καταργεῖς. <text:s/>Hata hivyo, kwa sababu kukosoana kunakuwa sababu ya ubaridi na migogoro, basi ndugu msituhumiane. Anayemshtaki na kumhukumu ndugu yake, anaituhumu sheria ya kimungu kuwa si sahihi na analaani na kudharau sheria ya kimungu ya upendo. Lakini ikiwa analaani sheria ya upendo, ambayo inakataza wewe kumkosoa mwingine, unajiweka juu ya sheria. Wewe si mwangalizi tena wa sheria, ambaye ni wajibu wa kuitumia, bali unajifanya kuwa hakimu. Na kwa hivyo una madai ya jeuri ya kuwa na haki katika sheria, ili kuifuta. <text:s text:c="43"/></text:p>
      <text:p text:style-name="P1"/>
      <text:p text:style-name="P1">ιβ. Μόνο ἕνας ὅμως εἶναι ἐκεῖνος ποὺ ἔχει ἀπόλυτο δικαίωμα νὰ νομοθετεῖ καὶ νὰ κρίνει κάθε παραβάτη, ὁ Θεός. Αὐτὸς ἔχει καὶ τὴ δύναμη νὰ σώσει, ἀλλὰ καὶ νὰ ἐγκαταλείψει τὸν ἄνθρωπο στὴν ἀπώλεια. Ποιὸς εἶσαι λοιπὸν ἐσύ, μικρὲ καὶ τιποτένιε, ποὺ κατακρίνεις τὸν ἄλλο; Hata hivyo, kuna mmoja tu ambaye ana haki kamili ya kutunga sheria na kuhukumu kila mkosaji, Mungu. Ana uwezo wa kuokoa, lakini pia kumwacha mwanadamu katika upotevu. Kwa hivyo wewe ni nani, mdogo na sio chochote, kumkosoa mwingine? <text:s text:c="322"/></text:p>
      <text:p text:style-name="P1"/>
      <text:p text:style-name="P1">ιγ. Ξεχνᾶς ὅτι ὅλοι μας ἐξαρτιόμαστε ὁλοκληρωτικὰ ἀπὸ τὸν Θεό, ὁ ὁποῖος εἶναι καὶ ὁ ἀπόλυτος κύριος της ζωῆς τοῦ καθενός μας; Ἐλᾶτε τώρα ἐσεῖς ποὺ λέτε: Σήμερα καὶ αὔριο θὰ πᾶμε στὴν πόλη αὐτὴ καὶ θὰ μείνουμε ἐκεῖ γιὰ ἕνα χρόνο, θὰ κάνουμε ἐμπόριο καὶ θὰ κερδίσουμε. Je, unasahau kwamba sisi sote tunamtegemea Mungu kabisa, ambaye pia ndiye mtawala kamili wa kila maisha yetu? Njooni sasa ninyi msemao: Leo na kesho tutakwenda katika mji huu na tutakaa huko kwa muda wa mwaka mmoja, tutafanya biashara na tutashinda. <text:s text:c="305"/></text:p>
      <text:p text:style-name="P1"/>
      <text:p text:style-name="P1">ιδ. Ἐσεῖς ποὺ κάνετε τὰ σχέδια αὐτὰ δὲν ξέρετε τί θὰ συμβεῖ τὴν αὐριανὴ ἡμέρα. Τί εἶναι ἡ ζωή σας; Τιποτένια. Ἕνας λεπτὸς ἀτμός, ποὺ φαίνεται γιὰ μιὰ στιγμὴ κι ὕστερα ἐξαφανίζεται. Wewe unayepanga mipango hii hujui nini kitatokea kesho. Maisha yako ni nini? Hakuna kitu. Mvuke mzuri, unaoonekana kwa muda na kisha kutoweka. <text:s text:c="407"/></text:p>
      <text:p text:style-name="P1"/>
      <text:p text:style-name="P1">ιε. Λέτε ὅτι θὰ πᾶμε καὶ θὰ κάνουμε ἐμπόριο, καὶ θὰ κερδίσουμε, ἀντὶ νὰ λέτε, ἐὰν ὁ Κύριος θελήσει, τότε καὶ θὰ ζήσουμε καὶ θὰ κάνουμε αὐτὸ ἢ ἐκεῖνο. ndio Ninyi mnasema kwamba tutakwenda kufanya biashara, na tutashinda, badala ya kusema, Bwana akipenda, basi tutaishi na kufanya hili au lile. <text:s text:c="415"/></text:p>
      <text:p text:style-name="P1"/>
      <text:p text:style-name="P1">ις. Τώρα λοιπόν, ἀντὶ νὰ ταπεινωθεῖτε καὶ νὰ ἀναγνωρίσετε τὴν ἐξάρτησή σας ἀπὸ τὸν Θεό, καυχιέστε γιὰ τὶς ἐπιχειρήσεις ποὺ κάνατε μὲ ματαιοδοξία καὶ αὐτοπεποίθηση. Κάθε τέτοια καύχηση εἶναι κακὴ καὶ ἁμαρτωλή. Sasa, badala ya kunyenyekea na kukiri kumtegemea Mungu, unajivunia juhudi ulizofanya kwa ubatili na kujiamini. Majivuno hayo yote ni mabaya na ni dhambi. <text:s text:c="400"/></text:p>
      <text:p text:style-name="P1"/>
      <text:p text:style-name="P1">ιζ. Ἀπ᾿ αὐτὰ ποὺ σᾶς εἶπα μάθατε ποιὸ εἶναι τὸ σωστὸ καὶ τὸ καλό. Προσέξτε λοιπὸν νὰ τὰ ἐφαρμόσετε. Διότι ὅποιος γνωρίζει νὰ κάνει τὸ καλὸ καὶ δὲν τὸ κάνει, ἁμαρτάνει. Kutokana na yale niliyowaambia, mlijifunza yaliyo sawa na mema. Hivyo kuwa mwangalifu kuyatumia. Kwa sababu anayejua kufanya mema na asifanye, anafanya dhambi. <text:s text:c="395"/></text:p>
      <text:p text:style-name="P1"/>
      <text:p text:style-name="P3">Κεφάλαιον Ε´ (5). Sura ya V (5). <text:s text:c="543"/></text:p>
      <text:p text:style-name="P1"/>
      <text:p text:style-name="P4">Στίχ. 1-6. Ἡ σκληρότητα τῶν πλουσίων. mstari 1-6. Ukatili wa matajiri. <text:s text:c="525"/></text:p>
      <text:p text:style-name="P1"/>
      <text:p text:style-name="P1">α. Ἡ προσκόλληση ὅμως στὸν κόσμο γίνεται ἐπίσης αἰτία νὰ ἐντυπωσιάζεται ὁ ἄνθρωπος ἀπὸ τὸν πλοῦτο καὶ νὰ καλοτυχίζει ἐκείνους ποὺ τὸν ἔχουν, ἀντὶ νὰ τοὺς λυπᾶται. Γι᾿ αὐτὸ πρέπει νὰ ποῦμε καὶ σ᾿ αὐτούς: Ἀκοῦστε τώρα κι ἐσεῖς οἱ πλούσιοι. Κλάψτε μὲ λυγμοὺς γιὰ τὴν ἀθλιότητα καὶ τὰ δεινὰ ποὺ ἔρχονται καταπάνω σας. Hata hivyo, kushikamana na ulimwengu pia kunakuwa sababu ya mwanadamu kuvutiwa na mali na kuwafurahisha walio nayo, badala ya kuwahurumia. Ndiyo maana lazima pia tuwaambie: Sikilizeni sasa, enyi matajiri. Lieni kwa kwikwi kwa ajili ya umaskini na mateso yanayowapata. <text:s text:c="287"/></text:p>
      <text:p text:style-name="P1"/>
      <text:p text:style-name="P1">β. Ὁ πλοῦτος σας ἔχει σαπίσει, καὶ τὰ πολυτελῆ σας ροῦχα ποὺ ἀποθηκεύατε τὰ ἔχει φάει ὁ σκόρος. Utajiri wenu umeoza, na nguo zenu za kifahari mlizohifadhi zimeliwa na nondo. <text:s text:c="477"/></text:p>
      <text:p text:style-name="P1"/>
      <text:p text:style-name="P1">γ. Τὸ χρυσάφι σας καὶ τὸ ἀσήμι ἔχουν κατασκουριάσει· καὶ ἡ σκουριά τους θὰ μένει ὡς μαρτυρία γιὰ τὴ ματαιότητα καὶ τὴ σκληρότητά σας, καὶ θὰ σᾶς φάει ζωντανοὺς σὰν φωτιά. Ἔχετε μαζέψει ὑλικοὺς θησαυροὺς γιὰ τὶς ἔσχατες ἡμέρες τῆς Κρίσεως, τότε ποὺ πρόκειται νὰ τιμωρηθεῖτε. Dhahabu yenu na fedha zenu zimeharibika; na kutu yake itabaki kuwa ushuhuda wa ubatili wenu na ukatili wenu, nayo itakula ninyi hai kama moto. Umekusanya hazina za nyenzo kwa siku za mwisho za Hukumu, wakati utakapoadhibiwa. <text:s text:c="330"/></text:p>
      <text:p text:style-name="P1"/>
      <text:p text:style-name="P1">δ. Ἀκοῦτε! Κραυγάζει ὁ μισθὸς τῶν ἐργατῶν ποὺ θέρισαν τὰ ἐκτεταμένα χωράφια σας, κι ἐσεῖς τοὺς τὸν κατακρατήσατε καὶ τοὺς τὸν στερήσατε. Καὶ οἱ κραυγὲς διαμαρτυρίας τῶν ἀδικημένων θεριστῶν ἔφθασαν στὰ αὐτιὰ τοῦ Κυρίου τῶν ἐπουρανίων δυνάμεων. Sikiliza! Mshahara wa vibarua waliovuna mashamba yako mapana unalia, nawe umewanyima na kuwanyima. Na kelele za kupinga wavunaji waliodhulumiwa zikafika masikioni mwa Mola Mlezi wa nguvu za mbinguni. <text:s text:c="355"/></text:p>
      <text:p text:style-name="P1"/>
      <text:p text:style-name="P1">ε. Ζήσατε πάνω στὴ γῆ μὲ καλοπέραση καὶ ἀπολαύσεις, καὶ περάσατε ζωὴ σπάταλη καὶ ἄσωτη. Παχύνατε τὶς φιλήδονες καρδιές σας σὰν θρεφτάρια ποὺ τὰ παχαίνουν γιὰ τὴν ἡμέρα τῆς σφαγῆς τους. Ἔτσι θὰ ἔλθει καὶ γιὰ σᾶς ἡ ἡμέρα τῆς Κρίσεως σὰν τὴν ἡμέρα τῆς σφαγῆς καὶ τῆς καταστροφῆς σας. Mliishi duniani kwa furaha na starehe, na mkatumia maisha ya ubadhirifu na ubadhirifu. Nenesheni mioyo yenu yenye tamaa kama ng'ombe walionona kwa siku ya kuchinjwa kwao. Hivyo Siku ya Kiyama itakujieni kama siku ya kuchinja kwenu na kuangamia kwenu. <text:s text:c="304"/></text:p>
      <text:p text:style-name="P1"/>
      <text:p text:style-name="P1">ς. Καταδικάσατε τοὺς ἀθώους, δολοφονήσατε τὸν δίκαιο. Ὁ ἀδικημένος φτωχὸς δὲν προβάλλει ἀντίσταση στὴν ἀσυνείδητη σκληρότητά σας. Ulimhukumu asiye na hatia, ukawaua wenye haki. Maskini aliyedhulumiwa hatoi upinzani kwa ukatili wako usio na fahamu. <text:s text:c="437"/></text:p>
      <text:p text:style-name="P1"/>
      <text:p text:style-name="P4">Στίχ. 7-12. Ὑπομονὴ καὶ ὄχι γογγυσμός. Ἀπαγόρευση ὅρκου. mstari 7-12. Uvumilivu na sio kunung'unika. Marufuku ya kuapa. <text:s text:c="495"/></text:p>
      <text:p text:style-name="P1"/>
      <text:p text:style-name="P1">ζ. Σ᾿ ἐκείνους πάλι ποὺ ἐνδεχομένως καταπιέζονται ἀπὸ ἀσυνείδητους πλουσίους ἢ βρίσκονται σὲ δοκιμασίες καὶ περιπέτειες ἀπευθύνω τὴν ἑξῆς προτροπή: Δεῖξτε ὑπομονὴ καὶ μακροθυμία, ἀδελφοί, μέχρι τὴ δευτέρα παρουσία τοῦ Κυρίου. Πάρτε παράδειγμα ἀπὸ τὸν γεωργό. Κοιτάξτε πῶς αὐτὸς ὕστερα ἀπὸ τοὺς τόσους κόπους τῆς σπορᾶς καὶ τῆς καλλιέργειας περιμένει μὲ ὑπομονὴ τὸν πολύτιμο καρπὸ τῆς γῆς, ποὺ θὰ ἔχει μεγάλη ἀξία στὴν ἀγορά. Καὶ τὸν περιμένει μὲ ὑπομονή, μέχρι νὰ ἔλθει ἡ πρώιμη φθινοπωρινὴ βροχὴ καὶ ἡ ὄψιμη ἀνοιξιάτικη. Tena, kwa wale ambao yawezekana wanakandamizwa na matajiri wasio na fahamu au wako katika majaribu na matukio ya ajabu, ninazungumzia himizo lifuatalo: Onyesheni saburi na uvumilivu, akina ndugu, mpaka kuwapo kwa Bwana mara ya pili. Chukua mfano wa mkulima. Tazama jinsi yeye, baada ya taabu zote za kupanda na kulima, anavyongojea kwa saburi matunda ya ardhi yenye thamani, ambayo yatakuwa na thamani kubwa sokoni. Naye humngoja kwa subira, mpaka ifike mvua ya vuli na masika. <text:s text:c="77"/></text:p>
      <text:p text:style-name="P1"/>
      <text:p text:style-name="P1">η. Δεῖξτε κι ἐσεῖς ὑπομονή, ὅπως δείχνει ὁ γεωργὸς γιὰ τὸν πρόσκαιρο καρπὸ τῆς γῆς. Στηρίξτε μὲ ἀκλόνητο θάρρος τὶς καρδιές σας, διότι ἡ παρουσία τοῦ Κυρίου ὁλοένα πλησιάζει. Θὰ ἔλθει ὅμως καὶ γιὰ τὸν κάθε ἄνθρωπο χωριστὰ τὴν ὥρα τοῦ θανάτου του. Ninyi pia muwe na subira, kama vile mkulima aonyeshavyo matunda ya ardhi ya muda. Isaidieni mioyo yenu kwa ujasiri usiotikisika, kwa maana uwepo wa Bwana unakaribia zaidi. Walakini, itakuja kwa kila mtu tofauti wakati wa kifo chao. <text:s text:c="323"/></text:p>
      <text:p text:style-name="P1"/>
      <text:p text:style-name="P1">θ. Μὴ στενάζετε ἀγανακτισμένοι ὁ ἕνας ἐναντίον τοῦ ἄλλου, ἀδελφοί, γιὰ νὰ μὴν καταδικασθεῖτε ἀπὸ τὸν Κριτή. Ἰδού, ὁ Κριτὴς στέκεται πολὺ κοντὰ καὶ εἶναι ἕτοιμος νὰ παρουσιαστεῖ. Ndugu, msiuguane ninyi kwa ninyi, msije mkahukumiwa na Hakimu. Tazama, Hakimu anasimama karibu sana na yuko tayari kujihudhurisha. <text:s text:c="424"/></text:p>
      <text:p text:style-name="P1"/>
      <text:p text:style-name="P1">ι. Ἀδελφοί μου, πάρτε ὡς παράδειγμα κακοπάθειας καὶ ὑπομονῆς τοὺς προφῆτες, οἱ ὁποῖοι δὲν ἦταν τυχαῖοι ἄνθρωποι, ἀλλὰ μίλησαν ὡς ἀπεσταλμένοι τοῦ Κυρίου. Ndugu zangu, wachukueni manabii kuwa mfano wa subira na subira, ambao hawakuwa watu wa kubahatisha, bali walinena kama wajumbe wa Bwana. <text:s text:c="418"/></text:p>
      <text:p text:style-name="P1"/>
      <text:p text:style-name="P1">ια. Ἰδού, θεωροῦμε εὐτυχεῖς καὶ καλοτυχίσουμε ἐκείνους ποὺ δείχνουν ὑπομονή. Ἀκούσατε ἀπὸ τὰ ἀναγνώσματα τῆς Ἁγίας Γραφῆς γιὰ τὴν ὑπομονὴ τοῦ Ἰώβ, καὶ εἴδατε τὸ εὐτυχισμένο τέλος ποὺ τοῦ ἐπιφύλαξε ὁ Κύριος στὴ δοκιμασία του. Διότι ὁ Κύριος εἶναι γεμάτος εὐσπλαχνία καὶ ἔλεος, καὶ μὲ πολλὴ συμπάθεια δοκιμάζει τὰ παιδιά του. wewe. Tazama, tunawaona kuwa wenye furaha na kuwabariki wale wanaoonyesha subira. Ulisikia kutoka katika usomaji wa Biblia Takatifu kuhusu subira ya Ayubu, na ukaona mwisho wenye furaha ambao Bwana alimwekea katika jaribu lake. Kwa sababu Bwana ni mwingi wa rehema na rehema, na kwa huruma nyingi huwajaribu watoto wake. <text:s text:c="237"/></text:p>
      <text:p text:style-name="P1"/>
      <text:p text:style-name="P1">ιβ. Ὅπως ὅμως δὲν ἐπιτρέπεται νὰ στενάζετε ἐναντίον τῶν συνανθρώπων σας, ἔτσι ἀπαγορεύεται νὰ ἐπικαλεῖσθε μὲ ἀσέβεια καὶ τὸ ὄνομα τοῦ Θεοῦ στὶς στενοχώριες σας. Προπαντός, ἀδελφοί μου, μὴν ὁρκίζεσθε οὔτε στὸν οὐρανό, οὔτε στὴ γῆ, οὔτε νὰ κάνετε κανέναν ἄλλο ὅρκο. Ἂς εἶναι τὸ ναὶ ποὺ λέτε, πραγματικὸ ναί· καὶ τὸ ὄχι σας πραγματικὸ ὄχι· γιὰ νὰ μὴν πέσετε στὴν ὑποκρισία καὶ τὸ ψέμα. Hata hivyo, kama vile hauruhusiwi kuomboleza dhidi ya wanadamu wenzako, vivyo hivyo ni marufuku kulitaja jina la Mungu katika dhiki yako. Zaidi ya yote, ndugu zangu, msiape kwa mbingu wala kwa nchi, wala msiape kingine cho chote. Je, ndiyo unasema ndiyo halisi, na hapana yako ni hapana halisi, ili usije ukaingia katika unafiki na uongo. <text:s text:c="216"/></text:p>
      <text:p text:style-name="P1"/>
      <text:p text:style-name="P5">Στίχ. 13-15. Τὸ Εὐχέλαιο σὲ καιρὸ ἀσθένειας. mstari 13-15. Eucalyptus wakati wa ugonjwa. <text:s text:c="514"/></text:p>
      <text:p text:style-name="P1"/>
      <text:p text:style-name="P1">ιγ. Ὑποφέρει κανεὶς ἀνάμεσά σας ἀπὸ στενοχώρια καὶ θλίψη; Ἂς προσεύχεται κι ἂς ζητᾶ παρηγοριὰ ἀπὸ τὸν Θεό. Ἔχει κανεὶς χαρούμενη διάθεση; Ἂς ψάλλει ψαλμούς, καὶ μ᾿ αὐτοὺς ἂς ἐξαγιάζει τὴ χαρά του. Je, kuna yeyote kati yenu anayepatwa na huzuni na huzuni? Aombe na amwombe Mungu faraja. Mtu yeyote katika hali ya furaha? Na aziimbe zaburi, na furaha yake itakase pamoja nazo. <text:s text:c="377"/></text:p>
      <text:p text:style-name="P1"/>
      <text:p text:style-name="P1">ιδ. Εἶναι κανεὶς ἀνάμεσά σας ἄρρωστος; Ἂς προσκαλέσει τοὺς πρεσβυτέρους τῆς Ἐκκλησίας, κι αὐτοὶ ἂς προσευχηθοῦν ἐπάνω του, καὶ συγχρόνως ἂς τὸν ἀλείψουν μὲ λάδι, ἐπικαλούμενοι τὸ ὄνομα τοῦ Κυρίου. Je, kuna yeyote kati yenu mgonjwa? Na awaalike wazee wa Kanisa, nao wamwombee, na wakati huo huo wamtie mafuta, wakiliitia jina la Bwana. <text:s text:c="412"/></text:p>
      <text:p text:style-name="P1"/>
      <text:p text:style-name="P1">ιε. Καὶ ἡ προσευχὴ αὐτὴ ποὺ γίνεται μὲ πίστη θὰ σώσει ἀπὸ τὴ σωματικὴ ἀσθένεια τὸν ἄρρωστο. Ὁ Κύριος θὰ τὸν κάνει καλὰ καὶ θὰ τὸν σηκώσει ἀπὸ τὸ κρεβάτι τῆς ἀρρώστιας του. Κι ἂν ὁ ἀσθενὴς ἔχει διαπράξει ἁμαρτίες ποὺ προκάλεσαν τὴν ἀσθένειά του, ὁ Κύριος θὰ τοὺς τὶς συγχωρήσει. ndio Na maombi haya yanayofanywa kwa imani yatamwokoa mgonjwa kutokana na ugonjwa wa kimwili. Bwana atamponya na kumfufua kutoka katika kitanda chake cha ugonjwa. Na ikiwa mgonjwa amefanya dhambi ambazo zilisababisha ugonjwa wake, Mola atawasamehe. <text:s text:c="309"/></text:p>
      <text:p text:style-name="P1"/>
      <text:p text:style-name="P4">Στίχ. 16-18. Ἡ δύναμη τῆς προσευχῆς. mstari 16-18. Nguvu ya maombi. <text:s text:c="527"/></text:p>
      <text:p text:style-name="P1"/>
      <text:p text:style-name="P1">ις. Γενικότερα σᾶς προτρέπω νὰ ἐξομολογεῖσθε μεταξύ σας τὶς ἁμαρτίες σας καὶ νὰ προσεύχεσθε ὁ ἕνας γιὰ χάρη τοῦ ἄλλου, γιὰ νὰ γιατρευτεῖτε ὄχι μόνο ἀπὸ τὶς σωματικές σας ἀσθένειες ἀλλὰ καὶ ἀπὸ τὶς ψυχικές. Ἔχει μεγάλη δύναμη ἡ δέηση τοῦ δικαίου καὶ ἐνεργεῖ δραστικὰ καὶ ἀποτελεσματικὰ ἐπιφέροντας μεγάλες ὠφέλειες. Kwa ujumla zaidi, ninawasihi kuungama dhambi zenu ninyi kwa ninyi na kuombeana, ili kuponywa si magonjwa yenu ya kimwili tu bali na ya kiakili. Uombaji wa haki una nguvu kubwa na hutenda kikamilifu na kwa ufanisi kuleta manufaa makubwa. <text:s text:c="317"/></text:p>
      <text:p text:style-name="P1"/>
      <text:p text:style-name="P1">ιζ. Ὁ Ἠλίας ἦταν ἄνθρωπος ποὺ εἶχε τὴν ἴδια ἀσθενικὴ φύση μὲ μᾶς, καὶ προσευχήθηκε νὰ μὴ βρέξει, καὶ δὲν ἔβρεξε στὴ γῆ τρία χρόνια καὶ ἕξι μῆνες. Eliya alikuwa mtu ambaye alikuwa mgonjwa kama sisi, na aliomba mvua isinyeshe, na mvua haikunyesha juu ya nchi kwa muda wa miaka mitatu na miezi sita. <text:s text:c="404"/></text:p>
      <text:p text:style-name="P1"/>
      <text:p text:style-name="P1">ιη. Καὶ προσευχήθηκε ξανὰ ζητώντας νὰ βρέξει, καὶ ὁ οὐρανὸς ἔδωσε βροχὴ καὶ ἡ γῆ βλάστησε τὸ σπόρο ποὺ εἶχε μέσα της κι ἔκανε τὸν καρπό της. Akaomba tena, akiomba mvua, mbingu zikatoa mvua, nayo nchi ikaota mbegu zilizokuwa ndani yake, na ikazaa matunda yake. <text:s text:c="436"/></text:p>
      <text:p text:style-name="P1"/>
      <text:p text:style-name="P1"><text:span text:style-name="T4">Στίχ. 19-20. Ἡ εὐλογία νὰ ὁδηγεῖ κανεὶς ἕναν ἁμαρτωλὸ ἀπὸ τὴν πλάνη στὸ σωστὸ δρόμο. mstari 19-20. Baraka ya mtu anayemwongoza mwenye dhambi kutoka kwenye upotovu hadi kwenye njia iliyo sawa. <text:s text:c="2"/></text:span><text:s text:c="449"/></text:p>
      <text:p text:style-name="P1"/>
      <text:p text:style-name="P1">ιθ. Σᾶς κάνω καὶ τὴν τελευταία μου ἔκκληση καὶ προτροπή, ποὺ εἶναι καὶ ἡ ἐπισφράγιση τῆς ἐπιστολῆς μου. Ἀδελφοί, ἂν κανεὶς ἀπὸ σᾶς πλανηθεῖ καὶ ξεστρατίσει μακριὰ ἀπὸ τὴ χριστιανικὴ ἀλήθεια, καὶ κάποιος ἄλλος ἀδελφὸς τὸν ἐπαναφέρει στὴν ἀλήθεια, Pia nawapeni ombi langu la mwisho na mawaidha, ambayo pia ni muhuri wa barua yangu. Ndugu, ikiwa mmoja wenu amepotoka na kuiacha kweli ya Kikristo, na ndugu mwingine akamrudisha kwenye kweli; <text:s text:c="363"/></text:p>
      <text:p text:style-name="P1"/>
      <text:p text:style-name="P1">κ. ἂς γνωρίζει ὅτι ἐκεῖνος ποὺ ἐπέστρεψε ἕναν ἁμαρτωλὸ ἀπὸ τὸν πλανεμένο καὶ ὀλέθριο δρόμο ποὺ βάδιζε, θὰ σώσει μιὰ πολύτιμη ψυχὴ ἀπὸ τὸ θάνατο καὶ θὰ ἐξαλείψει πλῆθος ἁμαρτιῶν ποὺ διέπραξε ἢ σκόπευε νὰ διαπράξει ὁ ἄνθρωπος ποὺ εἶχε πλανηθεῖ. <text:s text:c="372"/>Bwana ajue kwamba yule aliyemrudisha mtenda dhambi kutoka katika njia potofu na yenye kudhuru aliyokuwa akitembea, ataokoa nafsi yenye thamani kutokana na kifo na ataondoa wingi wa dhambi zilizotendwa au zilizokusudiwa kufanywa na mtu huyo ambaye amepotea. . <text:s text:c="29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5T20:46:20.834013508</dc:date>
    <meta:editing-duration>PT26M30S</meta:editing-duration>
    <meta:editing-cycles>1</meta:editing-cycles>
    <meta:document-statistic meta:table-count="0" meta:image-count="0" meta:object-count="0" meta:page-count="1" meta:paragraph-count="136" meta:word-count="8852" meta:character-count="101445" meta:non-whitespace-character-count="45359"/>
    <meta:generator>LibreOffice/7.4.3.2$Linux_X86_64 LibreOffice_project/40$Build-2</meta:generator>
  </office:meta>
</office:document-meta>
</file>